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3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4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ula2" style:family="table">
      <style:table-properties style:width="26.9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.A" style:family="table-column">
      <style:table-column-properties style:column-width="5.987cm"/>
    </style:style>
    <style:style style:name="Taula2.B" style:family="table-column">
      <style:table-column-properties style:column-width="7.001cm"/>
    </style:style>
    <style:style style:name="Taula2.D" style:family="table-column">
      <style:table-column-properties style:column-width="3cm"/>
    </style:style>
    <style:style style:name="Taula2.E" style:family="table-column">
      <style:table-column-properties style:column-width="1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ula2.A2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.H3" style:family="table-cell">
      <style:table-cell-properties style:vertical-align="top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.A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.H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17" style:family="table-row">
      <style:table-row-properties fo:background-color="transparent" fo:keep-together="auto">
        <style:background-image/>
      </style:table-row-properties>
    </style:style>
    <style:style style:name="Taula2.C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2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C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3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C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3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C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3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3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3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40" style:family="table-cell">
      <style:table-cell-properties style:vertical-align="top" fo:background-color="#e6e6e6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.H40" style:family="table-cell">
      <style:table-cell-properties style:vertical-align="top" fo:background-color="#e6e6e6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.C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4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4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4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4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4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4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4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4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5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5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5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5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5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5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5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B58" style:family="table-cell">
      <style:table-cell-properties style:vertical-align="top" fo:background-color="#e6e6e6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.H58" style:family="table-cell">
      <style:table-cell-properties style:vertical-align="top" fo:background-color="#e6e6e6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.A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5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6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6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6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6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6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6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6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2.A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B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C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D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E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F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G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2.H6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4" style:family="paragraph" style:parent-style-name="Header">
      <style:text-properties fo:font-size="8pt" officeooo:rsid="0048d237" officeooo:paragraph-rsid="005bc7a2" style:font-size-asian="8pt" style:font-size-complex="8pt"/>
    </style:style>
    <style:style style:name="P5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5bc7a2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5bc7a2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5bc7a2" style:font-size-asian="10pt" style:font-size-complex="10pt"/>
    </style:style>
    <style:style style:name="P8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5bc7a2"/>
    </style:style>
    <style:style style:name="P9" style:family="paragraph" style:parent-style-name="Standard">
      <style:paragraph-properties fo:line-height="110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3d593" style:font-name-asian="Arial" style:font-size-asian="9pt" style:font-weight-asian="normal" style:font-name-complex="Calibri" style:font-size-complex="9pt" style:font-weight-complex="normal"/>
    </style:style>
    <style:style style:name="P10" style:family="paragraph" style:parent-style-name="Standard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3d593" style:font-name-asian="Arial" style:font-size-asian="9pt" style:font-weight-asian="normal" style:font-name-complex="Calibri" style:font-weight-complex="normal"/>
    </style:style>
    <style:style style:name="P11" style:family="paragraph" style:parent-style-name="Standard">
      <style:paragraph-properties style:line-height-at-least="0.353cm" fo:orphans="2" fo:widows="2" style:snap-to-layout-grid="false"/>
      <style:text-properties fo:color="#000000" style:font-name="Calibri" fo:font-size="9pt" fo:language="ca" fo:country="ES" fo:font-weight="normal" officeooo:paragraph-rsid="0073d593" style:font-name-asian="Arial" style:font-size-asian="9pt" style:font-weight-asian="normal" style:font-name-complex="Calibri" style:font-weight-complex="normal"/>
    </style:style>
    <style:style style:name="P12" style:family="paragraph" style:parent-style-name="Standard">
      <style:paragraph-properties fo:line-height="110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3d593" style:font-name-asian="Arial" style:font-size-asian="9pt" style:font-weight-asian="normal" style:font-name-complex="Calibri" style:font-weight-complex="normal"/>
    </style:style>
    <style:style style:name="P13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3d593" style:font-name-asian="Arial" style:font-size-asian="9pt" style:font-weight-asian="normal" style:font-name-complex="Calibri" style:font-weight-complex="normal"/>
    </style:style>
    <style:style style:name="P14" style:family="paragraph" style:parent-style-name="Standard">
      <style:paragraph-properties fo:text-align="justify" style:justify-single-word="false" style:snap-to-layout-grid="false"/>
      <style:text-properties fo:color="#000000" style:font-name="Calibri" fo:font-size="9pt" fo:language="ca" fo:country="ES" fo:font-weight="normal" officeooo:paragraph-rsid="0073d593" style:font-size-asian="9pt" style:font-weight-asian="normal" style:font-name-complex="Calibri" style:font-weight-complex="normal"/>
    </style:style>
    <style:style style:name="P15" style:family="paragraph" style:parent-style-name="Standard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73d593" style:font-size-asian="9pt" style:font-name-complex="Calibri"/>
    </style:style>
    <style:style style:name="P16" style:family="paragraph" style:parent-style-name="Standard">
      <style:paragraph-properties fo:text-align="start" style:justify-single-word="false" style:snap-to-layout-grid="false"/>
      <style:text-properties fo:color="#000000" style:font-name="Calibri" fo:font-size="9pt" fo:language="ca" fo:country="ES" officeooo:paragraph-rsid="0073d593" style:font-size-asian="9pt" style:font-name-complex="Calibri" style:font-size-complex="9pt"/>
    </style:style>
    <style:style style:name="P17" style:family="paragraph" style:parent-style-name="Standard">
      <style:paragraph-properties style:snap-to-layout-grid="false"/>
      <style:text-properties style:font-name="Calibri" fo:font-size="9pt" fo:language="ca" fo:country="ES" officeooo:paragraph-rsid="0073d593" style:font-size-asian="9pt" style:font-name-complex="Calibri"/>
    </style:style>
    <style:style style:name="P18" style:family="paragraph" style:parent-style-name="Standard">
      <style:text-properties style:font-name="Calibri" fo:font-size="9pt" fo:language="ca" fo:country="ES" officeooo:paragraph-rsid="0073d593" style:font-size-asian="9pt" style:font-name-complex="Calibri"/>
    </style:style>
    <style:style style:name="P19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Calibri" fo:font-size="9pt" fo:language="ca" fo:country="ES" officeooo:paragraph-rsid="0073d593" style:font-size-asian="9pt" style:font-size-complex="9pt"/>
    </style:style>
    <style:style style:name="P20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6282b9"/>
    </style:style>
    <style:style style:name="P21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73d593"/>
    </style:style>
    <style:style style:name="P22" style:family="paragraph" style:parent-style-name="Standard">
      <style:text-properties style:font-name="Calibri1" fo:font-size="9pt" fo:language="ca" fo:country="ES" officeooo:paragraph-rsid="0073d593" style:font-size-asian="9pt" style:font-size-complex="9pt"/>
    </style:style>
    <style:style style:name="P23" style:family="paragraph" style:parent-style-name="Standard">
      <style:paragraph-properties fo:text-align="start" style:justify-single-word="false"/>
      <style:text-properties style:font-name="Calibri1" fo:font-size="9pt" fo:language="ca" fo:country="ES" officeooo:paragraph-rsid="0073d593" style:font-size-asian="9pt" style:font-size-complex="9pt"/>
    </style:style>
    <style:style style:name="P24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Calibri1" fo:font-size="9pt" fo:language="ca" fo:country="ES" fo:font-weight="normal" officeooo:paragraph-rsid="0073d593" style:font-size-asian="9pt" style:font-weight-asian="normal" style:font-name-complex="Calibri" style:font-size-complex="9pt" style:font-weight-complex="normal"/>
    </style:style>
    <style:style style:name="P25" style:family="paragraph" style:parent-style-name="Standard">
      <style:paragraph-properties style:line-height-at-least="0.353cm" fo:orphans="2" fo:widows="2" style:snap-to-layout-grid="false"/>
      <style:text-properties style:font-name="Calibri1" fo:font-size="9pt" fo:language="ca" fo:country="ES" fo:font-weight="normal" officeooo:paragraph-rsid="0073d593" style:font-name-asian="Arial" style:font-size-asian="9pt" style:font-weight-asian="normal" style:font-name-complex="Calibri" style:font-size-complex="9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9pt" fo:language="ca" fo:country="ES" officeooo:paragraph-rsid="0073d593" style:font-size-asian="9pt" style:font-size-complex="9pt"/>
    </style:style>
    <style:style style:name="P27" style:family="paragraph" style:parent-style-name="Standard">
      <style:paragraph-properties fo:line-height="110%" fo:text-align="center" style:justify-single-word="false" fo:orphans="2" fo:widows="2" style:snap-to-layout-grid="false"/>
      <style:text-properties fo:color="#ffffff" style:font-name="Calibri" fo:font-size="14pt" fo:language="ca" fo:country="ES" fo:font-weight="bold" officeooo:paragraph-rsid="0073d593" style:letter-kerning="true" style:font-name-asian="SimSun1" style:font-size-asian="14pt" style:language-asian="zh" style:country-asian="CN" style:font-weight-asian="bold" style:font-name-complex="Calibri" style:font-size-complex="14pt" style:language-complex="hi" style:country-complex="IN" style:font-weight-complex="bold"/>
    </style:style>
    <style:style style:name="P28" style:family="paragraph" style:parent-style-name="Standard">
      <style:paragraph-properties style:line-height-at-least="0.353cm" fo:text-align="center" style:justify-single-word="false" fo:orphans="2" fo:widows="2" style:snap-to-layout-grid="false"/>
      <style:text-properties fo:color="#ffffff" style:font-name="Calibri" fo:font-size="14pt" fo:language="ca" fo:country="ES" fo:font-weight="bold" officeooo:rsid="0112cceb" officeooo:paragraph-rsid="0073d593" style:letter-kerning="true" style:font-name-asian="SimSun1" style:font-size-asian="14pt" style:language-asian="zh" style:country-asian="CN" style:font-weight-asian="bold" style:font-name-complex="Calibri" style:font-size-complex="14pt" style:language-complex="hi" style:country-complex="IN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73d593" style:font-size-asian="8pt" style:font-size-complex="8pt"/>
    </style:style>
    <style:style style:name="P30" style:family="paragraph" style:parent-style-name="Table_20_Contents">
      <style:paragraph-properties fo:margin-top="0cm" fo:margin-bottom="0.101cm" style:contextual-spacing="false"/>
      <style:text-properties style:font-name="Calibri" fo:font-size="9pt" fo:language="ca" fo:country="ES" officeooo:paragraph-rsid="0073d593" style:font-size-asian="9pt" style:font-name-complex="Calibri"/>
    </style:style>
    <style:style style:name="P31" style:family="paragraph" style:parent-style-name="Table_20_Contents">
      <style:paragraph-properties fo:margin-top="0cm" fo:margin-bottom="0.101cm" style:contextual-spacing="false" style:snap-to-layout-grid="false"/>
      <style:text-properties fo:color="#000000" style:font-name="Calibri" fo:font-size="9pt" fo:language="ca" fo:country="ES" officeooo:paragraph-rsid="0073d593" style:font-size-asian="9pt" style:font-name-complex="Calibri"/>
    </style:style>
    <style:style style:name="P32" style:family="paragraph" style:parent-style-name="Standard">
      <style:paragraph-properties fo:margin-top="0cm" fo:margin-bottom="0.101cm" style:contextual-spacing="false"/>
      <style:text-properties style:font-name="Calibri" fo:font-size="9pt" fo:language="ca" fo:country="ES" officeooo:paragraph-rsid="0073d593" style:font-size-asian="9pt" style:font-name-complex="Calibri"/>
    </style:style>
    <style:style style:name="P33" style:family="paragraph" style:parent-style-name="Standard">
      <style:paragraph-properties fo:margin-top="0cm" fo:margin-bottom="0.101cm" style:contextual-spacing="false" style:line-height-at-least="0.353cm" style:snap-to-layout-grid="false"/>
      <style:text-properties fo:color="#000000" style:font-name="Calibri" fo:font-size="9pt" fo:language="ca" fo:country="ES" fo:font-weight="normal" officeooo:paragraph-rsid="0073d593" style:font-size-asian="9pt" style:font-weight-asian="normal" style:font-name-complex="Calibri" style:font-weight-complex="normal"/>
    </style:style>
    <style:style style:name="P34" style:family="paragraph" style:parent-style-name="Standard">
      <style:paragraph-properties fo:margin-top="0cm" fo:margin-bottom="0.101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73d593" style:font-size-asian="9pt" style:font-weight-asian="normal" style:font-name-complex="Calibri" style:font-weight-complex="normal"/>
    </style:style>
    <style:style style:name="P35" style:family="paragraph" style:parent-style-name="Standard">
      <style:paragraph-properties fo:margin-top="0cm" fo:margin-bottom="0cm" style:contextual-spacing="false" style:line-height-at-least="0.353cm" fo:text-align="start" style:justify-single-word="false" style:snap-to-layout-grid="false"/>
      <style:text-properties fo:color="#000000" style:font-name="Calibri" fo:font-size="9pt" fo:language="ca" fo:country="ES" fo:font-weight="normal" officeooo:paragraph-rsid="0073d593" style:font-size-asian="9pt" style:font-weight-asian="normal" style:font-name-complex="Calibri" style:font-size-complex="9pt" style:font-weight-complex="normal"/>
    </style:style>
    <style:style style:name="P36" style:family="paragraph" style:parent-style-name="Standard">
      <style:paragraph-properties fo:margin-top="0cm" fo:margin-bottom="0cm" style:contextual-spacing="false" style:line-height-at-least="0.176cm" fo:text-align="start" style:justify-single-word="false" style:snap-to-layout-grid="false"/>
      <style:text-properties fo:color="#000000" style:font-name="Calibri" fo:font-size="9pt" fo:language="ca" fo:country="ES" fo:font-weight="normal" officeooo:paragraph-rsid="0073d593" style:font-size-asian="9pt" style:font-weight-asian="normal" style:font-name-complex="Calibri" style:font-size-complex="9pt" style:font-weight-complex="normal"/>
    </style:style>
    <style:style style:name="P37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officeooo:paragraph-rsid="0073d593" style:font-size-asian="9pt" style:font-name-complex="Calibri"/>
    </style:style>
    <style:style style:name="P38" style:family="paragraph" style:parent-style-name="Text_20_body">
      <style:paragraph-properties fo:margin-top="0cm" fo:margin-bottom="0cm" style:contextual-spacing="false" fo:line-height="110%" style:snap-to-layout-grid="false"/>
      <style:text-properties fo:color="#000000" style:font-name="Calibri" fo:font-size="9pt" fo:language="ca" fo:country="ES" officeooo:paragraph-rsid="0073d593" style:font-size-asian="9pt" style:font-name-complex="Calibri"/>
    </style:style>
    <style:style style:name="P39" style:family="paragraph" style:parent-style-name="Text_20_body">
      <style:paragraph-properties fo:margin-top="0cm" fo:margin-bottom="0cm" style:contextual-spacing="false" style:line-height-at-least="0.176cm" fo:text-align="start" style:justify-single-word="false" style:snap-to-layout-grid="false"/>
      <style:text-properties fo:color="#000000" style:font-name="Calibri" fo:font-size="9pt" fo:language="ca" fo:country="ES" fo:font-weight="normal" officeooo:paragraph-rsid="0073d593" style:font-size-asian="9pt" style:font-weight-asian="normal" style:font-name-complex="Calibri" style:font-size-complex="9pt" style:font-weight-complex="normal"/>
    </style:style>
    <style:style style:name="P40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fo:font-weight="normal" officeooo:paragraph-rsid="0073d593" style:font-size-asian="9pt" style:font-weight-asian="normal" style:font-name-complex="Calibri" style:font-weight-complex="normal"/>
    </style:style>
    <style:style style:name="P41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3d593" style:font-size-asian="9pt" style:font-weight-asian="normal" style:font-name-complex="Calibri" style:font-weight-complex="normal"/>
    </style:style>
    <style:style style:name="P42" style:family="paragraph" style:parent-style-name="Text_20_body">
      <style:paragraph-properties fo:margin-top="0cm" fo:margin-bottom="0cm" style:contextual-spacing="false" style:line-height-at-least="0.176cm" style:snap-to-layout-grid="false"/>
      <style:text-properties fo:color="#000000" style:font-name="Calibri" fo:font-size="9pt" fo:language="ca" fo:country="ES" fo:font-weight="normal" officeooo:paragraph-rsid="0073d593" style:font-size-asian="9pt" style:font-weight-asian="normal" style:font-name-complex="Calibri" style:font-weight-complex="normal"/>
    </style:style>
    <style:style style:name="P43" style:family="paragraph" style:parent-style-name="Text_20_body">
      <style:paragraph-properties fo:margin-top="0cm" fo:margin-bottom="0cm" style:contextual-spacing="false" style:line-height-at-least="0.176cm" fo:text-align="start" style:justify-single-word="false" style:snap-to-layout-grid="false"/>
      <style:text-properties fo:color="#000000" style:font-name="Calibri" fo:font-size="9pt" fo:language="ca" fo:country="ES" fo:font-weight="normal" officeooo:paragraph-rsid="0073d593" style:font-size-asian="9pt" style:font-weight-asian="normal" style:font-name-complex="Calibri" style:font-weight-complex="normal"/>
    </style:style>
    <style:style style:name="P44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fo:font-weight="normal" officeooo:rsid="00d8efe6" officeooo:paragraph-rsid="0073d593" style:font-size-asian="9pt" style:font-weight-asian="normal" style:font-name-complex="Calibri" style:font-weight-complex="normal"/>
    </style:style>
    <style:style style:name="P45" style:family="paragraph" style:parent-style-name="Text_20_body">
      <style:paragraph-properties fo:margin-top="0cm" fo:margin-bottom="0cm" style:contextual-spacing="false" fo:line-height="110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3d593" style:font-name-asian="Arial" style:font-size-asian="9pt" style:font-weight-asian="normal" style:font-name-complex="Calibri" style:font-size-complex="9pt" style:font-weight-complex="normal"/>
    </style:style>
    <style:style style:name="P46" style:family="paragraph" style:parent-style-name="Text_20_body">
      <style:paragraph-properties fo:margin-top="0cm" fo:margin-bottom="0cm" style:contextual-spacing="false" fo:line-height="110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3d593" style:font-name-asian="Arial" style:font-size-asian="9pt" style:font-weight-asian="normal" style:font-name-complex="Calibri" style:font-weight-complex="normal"/>
    </style:style>
    <style:style style:name="P47" style:family="paragraph" style:parent-style-name="Text_20_body">
      <style:paragraph-properties fo:margin-top="0cm" fo:margin-bottom="0cm" style:contextual-spacing="false" fo:line-height="110%" fo:orphans="2" fo:widows="2" style:snap-to-layout-grid="false"/>
      <style:text-properties fo:color="#000000" style:font-name="Calibri" fo:font-size="9pt" fo:language="ca" fo:country="ES" fo:font-weight="normal" officeooo:paragraph-rsid="0073d593" style:font-name-asian="Arial" style:font-size-asian="9pt" style:font-weight-asian="normal" style:font-name-complex="Calibri" style:font-weight-complex="normal"/>
    </style:style>
    <style:style style:name="P48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style:text-underline-style="none" fo:font-weight="normal" officeooo:paragraph-rsid="0073d593" style:font-size-asian="9pt" style:font-weight-asian="normal" style:font-name-complex="Calibri" style:font-weight-complex="normal"/>
    </style:style>
    <style:style style:name="P49" style:family="paragraph" style:parent-style-name="Text_20_body">
      <style:paragraph-properties fo:margin-top="0cm" fo:margin-bottom="0cm" style:contextual-spacing="false" fo:line-height="110%" fo:text-align="justify" style:justify-single-word="false" fo:orphans="2" fo:widows="2" style:snap-to-layout-grid="false"/>
      <style:text-properties fo:color="#000000" style:font-name="Calibri" fo:font-size="9pt" fo:language="ca" fo:country="ES" officeooo:paragraph-rsid="0073d593" style:font-name-asian="Arial" style:font-size-asian="9pt" style:font-name-complex="Calibri"/>
    </style:style>
    <style:style style:name="P50" style:family="paragraph" style:parent-style-name="Text_20_body">
      <style:paragraph-properties fo:margin-top="0cm" fo:margin-bottom="0cm" style:contextual-spacing="false" style:line-height-at-least="0.176cm" fo:text-align="start" style:justify-single-word="false" style:snap-to-layout-grid="false"/>
      <style:text-properties fo:color="#000000" style:font-name="Calibri1" fo:font-size="9pt" fo:language="ca" fo:country="ES" fo:font-weight="normal" officeooo:paragraph-rsid="0073d593" style:font-size-asian="9pt" style:font-weight-asian="normal" style:font-name-complex="Calibri" style:font-size-complex="9pt" style:font-weight-complex="normal"/>
    </style:style>
    <style:style style:name="P51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1" fo:font-size="9pt" fo:language="ca" fo:country="ES" fo:font-weight="normal" officeooo:paragraph-rsid="0073d593" style:font-size-asian="9pt" style:font-weight-asian="normal" style:font-name-complex="Calibri" style:font-size-complex="9pt" style:font-weight-complex="normal"/>
    </style:style>
    <style:style style:name="P52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1" fo:font-size="9pt" fo:language="ca" fo:country="ES" fo:font-weight="normal" officeooo:paragraph-rsid="0073d593" style:font-name-asian="Arial" style:font-size-asian="9pt" style:font-weight-asian="normal" style:font-name-complex="Calibri" style:font-size-complex="9pt" style:font-weight-complex="normal"/>
    </style:style>
    <style:style style:name="P53" style:family="paragraph" style:parent-style-name="Text_20_body">
      <style:paragraph-properties fo:margin-top="0cm" fo:margin-bottom="0cm" style:contextual-spacing="false" style:line-height-at-least="0.176cm" fo:text-align="start" style:justify-single-word="false"/>
      <style:text-properties fo:font-size="9pt" fo:language="ca" fo:country="ES" fo:font-weight="normal" officeooo:paragraph-rsid="0073d593" style:font-size-asian="9pt" style:font-weight-asian="normal" style:font-size-complex="9pt" style:font-weight-complex="normal"/>
    </style:style>
    <style:style style:name="P54" style:family="paragraph" style:parent-style-name="Text_20_body">
      <style:paragraph-properties fo:margin-top="0cm" fo:margin-bottom="0cm" style:contextual-spacing="false" style:line-height-at-least="0.176cm" fo:text-align="start" style:justify-single-word="false" style:snap-to-layout-grid="false"/>
      <style:text-properties style:font-name="Calibri" fo:font-size="9pt" fo:language="ca" fo:country="ES" fo:font-weight="normal" officeooo:paragraph-rsid="0073d593" style:font-size-asian="9pt" style:font-weight-asian="normal" style:font-name-complex="Calibri" style:font-size-complex="9pt" style:font-weight-complex="normal"/>
    </style:style>
    <style:style style:name="P55" style:family="paragraph" style:parent-style-name="Text_20_body">
      <style:paragraph-properties fo:margin-top="0cm" fo:margin-bottom="0cm" style:contextual-spacing="false" style:line-height-at-least="0.176cm" fo:text-align="center" style:justify-single-word="false" style:snap-to-layout-grid="false"/>
      <style:text-properties fo:color="#ffffff" style:font-name="Calibri" fo:font-size="14pt" fo:language="ca" fo:country="ES" fo:font-weight="bold" officeooo:paragraph-rsid="0073d593" style:letter-kerning="true" style:font-name-asian="SimSun1" style:font-size-asian="14pt" style:language-asian="zh" style:country-asian="CN" style:font-weight-asian="bold" style:font-name-complex="Calibri" style:font-size-complex="14pt" style:language-complex="hi" style:country-complex="IN" style:font-weight-complex="bold"/>
    </style:style>
    <style:style style:name="P56" style:family="paragraph" style:parent-style-name="Normal_20__28_Web_29_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fo:font-weight="normal" officeooo:paragraph-rsid="0073d593" style:font-size-asian="9pt" style:font-weight-asian="normal" style:font-name-complex="Calibri" style:font-size-complex="9pt" style:font-weight-complex="normal"/>
    </style:style>
    <style:style style:name="P57" style:family="paragraph" style:parent-style-name="Normal_20__28_Web_29_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fo:font-weight="normal" officeooo:paragraph-rsid="0073d593" style:font-size-asian="9pt" style:font-weight-asian="normal" style:font-name-complex="Calibri" style:font-weight-complex="normal"/>
    </style:style>
    <style:style style:name="P58" style:family="paragraph" style:parent-style-name="Normal_20__28_Web_29_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officeooo:paragraph-rsid="0073d593" style:font-size-asian="9pt" style:font-name-complex="Calibri"/>
    </style:style>
    <style:style style:name="P59" style:family="paragraph" style:parent-style-name="Normal_20__28_Web_29_">
      <style:paragraph-properties fo:margin-top="0cm" fo:margin-bottom="0cm" style:contextual-spacing="false" style:line-height-at-least="0.353cm"/>
      <style:text-properties fo:color="#000000" style:font-name="Calibri" fo:font-size="9pt" fo:language="ca" fo:country="ES" officeooo:paragraph-rsid="0073d593" style:font-size-asian="9pt" style:font-name-complex="Calibri"/>
    </style:style>
    <style:style style:name="P60" style:family="paragraph" style:parent-style-name="Normal_20__28_Web_29_">
      <style:paragraph-properties fo:margin-top="0cm" fo:margin-bottom="0cm" style:contextual-spacing="false" style:line-height-at-least="0.353cm" style:snap-to-layout-grid="false"/>
      <style:text-properties style:font-name="Calibri" fo:font-size="9pt" fo:language="ca" fo:country="ES" officeooo:paragraph-rsid="0073d593" style:font-size-asian="9pt" style:font-name-complex="Calibri"/>
    </style:style>
    <style:style style:name="P61" style:family="paragraph" style:parent-style-name="Normal_20__28_Web_29_">
      <style:paragraph-properties fo:margin-top="0cm" fo:margin-bottom="0cm" style:contextual-spacing="false" style:line-height-at-least="0.353cm"/>
      <style:text-properties style:font-name="Calibri" fo:font-size="9pt" fo:language="ca" fo:country="ES" officeooo:paragraph-rsid="0073d593" style:font-size-asian="9pt" style:font-name-complex="Calibri"/>
    </style:style>
    <style:style style:name="P62" style:family="paragraph" style:parent-style-name="Normal_20__28_Web_29_">
      <style:paragraph-properties fo:margin-top="0cm" fo:margin-bottom="0cm" style:contextual-spacing="false" style:line-height-at-least="0.353cm" style:snap-to-layout-grid="false"/>
      <style:text-properties style:font-name="Calibri" fo:font-size="9pt" fo:language="ca" fo:country="ES" officeooo:paragraph-rsid="0073d593" style:font-size-asian="9pt" style:font-name-complex="Calibri" style:font-size-complex="9pt"/>
    </style:style>
    <style:style style:name="P63" style:family="paragraph" style:parent-style-name="Normal_20__28_Web_29_">
      <style:paragraph-properties fo:margin-top="0cm" fo:margin-bottom="0cm" style:contextual-spacing="false" style:line-height-at-least="0.353cm"/>
      <style:text-properties style:font-name="Calibri" fo:font-size="9pt" fo:language="ca" fo:country="ES" officeooo:paragraph-rsid="0073d593" style:font-size-asian="9pt" style:font-name-complex="Calibri" style:font-size-complex="9pt"/>
    </style:style>
    <style:style style:name="P64" style:family="paragraph" style:parent-style-name="western">
      <style:paragraph-properties fo:margin-top="0cm" fo:margin-bottom="0cm" style:contextual-spacing="false" fo:text-align="start" style:justify-single-word="false" style:snap-to-layout-grid="false"/>
      <style:text-properties fo:color="#000000" style:font-name="Calibri" fo:font-size="9pt" fo:language="ca" fo:country="ES" officeooo:paragraph-rsid="0073d593" style:font-size-asian="9pt" style:font-name-complex="Calibri"/>
    </style:style>
    <style:style style:name="P65" style:family="paragraph" style:parent-style-name="western">
      <style:paragraph-properties fo:margin-top="0cm" fo:margin-bottom="0cm" style:contextual-spacing="false" fo:text-align="start" style:justify-single-word="false"/>
      <style:text-properties fo:color="#000000" style:font-name="Calibri" fo:font-size="9pt" fo:language="ca" fo:country="ES" officeooo:paragraph-rsid="0073d593" style:font-size-asian="9pt" style:font-name-complex="Calibri"/>
    </style:style>
    <style:style style:name="P66" style:family="paragraph" style:parent-style-name="western">
      <style:paragraph-properties fo:margin-top="0cm" fo:margin-bottom="0cm" style:contextual-spacing="false" style:line-height-at-least="0.353cm" fo:text-align="start" style:justify-single-word="false" style:snap-to-layout-grid="false"/>
      <style:text-properties style:font-name="Calibri" fo:font-size="9pt" fo:language="ca" fo:country="ES" officeooo:paragraph-rsid="0073d593" style:font-size-asian="9pt" style:font-name-complex="Calibri" style:font-size-complex="9pt"/>
    </style:style>
    <style:style style:name="P67" style:family="paragraph" style:parent-style-name="western">
      <style:paragraph-properties fo:margin-top="0cm" fo:margin-bottom="0cm" style:contextual-spacing="false" style:line-height-at-least="0.353cm" fo:text-align="start" style:justify-single-word="false"/>
      <style:text-properties style:font-name="Calibri" fo:font-size="9pt" fo:language="ca" fo:country="ES" officeooo:paragraph-rsid="0073d593" style:font-size-asian="9pt" style:font-name-complex="Calibri" style:font-size-complex="9pt"/>
    </style:style>
    <style:style style:name="P68" style:family="paragraph" style:parent-style-name="Table_20_Contents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3d593" style:font-size-asian="9pt" style:font-weight-asian="normal" style:font-name-complex="Calibri" style:font-weight-complex="normal"/>
    </style:style>
    <style:style style:name="P69" style:family="paragraph" style:parent-style-name="Table_20_Contents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fo:font-weight="normal" officeooo:paragraph-rsid="0073d593" style:font-size-asian="9pt" style:font-weight-asian="normal" style:font-name-complex="Calibri" style:font-weight-complex="normal"/>
    </style:style>
    <style:style style:name="P70" style:family="paragraph" style:parent-style-name="_31__20_cabecera">
      <style:text-properties fo:language="ca" fo:country="ES" officeooo:paragraph-rsid="0073d593"/>
    </style:style>
    <style:style style:name="P71" style:family="paragraph" style:parent-style-name="Text_20_body">
      <style:paragraph-properties fo:margin-top="0cm" fo:margin-bottom="0.199cm" style:contextual-spacing="false" style:line-height-at-least="0.353cm" style:snap-to-layout-grid="false"/>
      <style:text-properties fo:color="#000000" style:font-name="Calibri" fo:font-size="9pt" fo:language="ca" fo:country="ES" fo:font-weight="normal" officeooo:paragraph-rsid="0073d593" style:font-size-asian="9pt" style:font-weight-asian="normal" style:font-name-complex="Calibri" style:font-weight-complex="normal"/>
    </style:style>
    <style:style style:name="P72" style:family="paragraph" style:parent-style-name="Standard">
      <style:paragraph-properties fo:margin-top="0cm" fo:margin-bottom="0.199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3d593" style:font-size-asian="9pt" style:font-weight-asian="normal" style:font-name-complex="Calibri" style:font-weight-complex="normal"/>
    </style:style>
    <style:style style:name="P73" style:family="paragraph" style:parent-style-name="Table_20_Contents">
      <style:paragraph-properties fo:text-align="justify" style:justify-single-word="false" style:snap-to-layout-grid="false"/>
      <style:text-properties style:font-name="Calibri" fo:font-size="9pt" fo:language="ca" fo:country="ES" officeooo:paragraph-rsid="0073d593" style:font-size-asian="9pt" style:font-name-complex="Calibri"/>
    </style:style>
    <style:style style:name="P74" style:family="paragraph" style:parent-style-name="Table_20_Contents">
      <style:paragraph-properties style:snap-to-layout-grid="false"/>
      <style:text-properties style:font-name="Calibri" fo:font-size="9pt" fo:language="ca" fo:country="ES" officeooo:paragraph-rsid="0073d593" style:font-size-asian="9pt" style:font-name-complex="Calibri"/>
    </style:style>
    <style:style style:name="P75" style:family="paragraph" style:parent-style-name="Table_20_Contents">
      <style:text-properties style:font-name="Calibri" fo:font-size="9pt" fo:language="ca" fo:country="ES" officeooo:paragraph-rsid="0073d593" style:font-size-asian="9pt" style:font-name-complex="Calibri"/>
    </style:style>
    <style:style style:name="P76" style:family="paragraph" style:parent-style-name="Table_20_Contents">
      <style:paragraph-properties style:line-height-at-least="0.353cm" fo:text-align="justify" style:justify-single-word="false" style:snap-to-layout-grid="false"/>
      <style:text-properties style:font-name="Calibri" fo:font-size="9pt" fo:language="ca" fo:country="ES" fo:font-weight="normal" officeooo:paragraph-rsid="0073d593" style:font-size-asian="9pt" style:font-weight-asian="normal" style:font-name-complex="Calibri" style:font-weight-complex="normal"/>
    </style:style>
    <style:style style:name="P77" style:family="paragraph" style:parent-style-name="Table_20_Contents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73d593" style:font-size-asian="9pt" style:font-name-complex="Calibri"/>
    </style:style>
    <style:style style:name="P78" style:family="paragraph" style:parent-style-name="Table_20_Contents">
      <style:paragraph-properties style:snap-to-layout-grid="false"/>
      <style:text-properties fo:color="#000000" style:font-name="Calibri" fo:font-size="9pt" fo:language="ca" fo:country="ES" officeooo:paragraph-rsid="0073d593" style:font-size-asian="9pt" style:font-name-complex="Calibri"/>
    </style:style>
    <style:style style:name="P79" style:family="paragraph" style:parent-style-name="Table_20_Contents">
      <style:paragraph-properties style:line-height-at-least="0.353cm" style:snap-to-layout-grid="false"/>
      <style:text-properties fo:color="#000000" style:font-name="Calibri" fo:font-size="9pt" fo:language="ca" fo:country="ES" officeooo:paragraph-rsid="0073d593" style:font-size-asian="9pt" style:font-name-complex="Calibri"/>
    </style:style>
    <style:style style:name="P80" style:family="paragraph" style:parent-style-name="Table_20_Contents">
      <style:text-properties fo:color="#000000" style:font-name="Calibri" fo:font-size="9pt" fo:language="ca" fo:country="ES" officeooo:paragraph-rsid="0073d593" style:font-size-asian="9pt" style:font-name-complex="Calibri"/>
    </style:style>
    <style:style style:name="P81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3d593" style:font-size-asian="9pt" style:font-weight-asian="normal" style:font-name-complex="Calibri" style:font-weight-complex="normal"/>
    </style:style>
    <style:style style:name="P82" style:family="paragraph" style:parent-style-name="Table_20_Contents">
      <style:paragraph-properties style:line-height-at-least="0.353cm" fo:text-align="start" style:justify-single-word="false" style:snap-to-layout-grid="false"/>
      <style:text-properties fo:color="#000000" style:font-name="Calibri" fo:font-size="9pt" fo:language="ca" fo:country="ES" fo:font-weight="normal" officeooo:paragraph-rsid="0073d593" style:font-size-asian="9pt" style:font-weight-asian="normal" style:font-name-complex="Calibri" style:font-size-complex="9pt" style:font-weight-complex="normal"/>
    </style:style>
    <style:style style:name="P83" style:family="paragraph" style:parent-style-name="Table_20_Contents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3d593" style:font-name-asian="Arial" style:font-size-asian="9pt" style:font-weight-asian="normal" style:font-name-complex="Calibri" style:font-weight-complex="normal"/>
    </style:style>
    <style:style style:name="P84" style:family="paragraph" style:parent-style-name="Table_20_Contents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3d593" style:font-name-asian="Arial" style:font-size-asian="9pt" style:font-weight-asian="normal" style:font-name-complex="Calibri" style:font-weight-complex="normal"/>
    </style:style>
    <style:style style:name="P85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8pt" fo:language="ca" fo:country="ES" fo:font-weight="normal" officeooo:paragraph-rsid="0073d593" style:font-name-asian="Lucida Sans Unicode" style:font-size-asian="8pt" style:font-weight-asian="normal" style:font-name-complex="Calibri" style:font-weight-complex="normal"/>
    </style:style>
    <style:style style:name="P86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1" fo:font-size="9pt" fo:language="ca" fo:country="ES" fo:font-weight="normal" officeooo:paragraph-rsid="0073d593" style:font-size-asian="9pt" style:font-weight-asian="normal" style:font-name-complex="Calibri" style:font-size-complex="9pt" style:font-weight-complex="normal"/>
    </style:style>
    <style:style style:name="P87" style:family="paragraph" style:parent-style-name="Table_20_Contents">
      <style:paragraph-properties style:line-height-at-least="0.353cm" fo:text-align="justify" style:justify-single-word="false" style:snap-to-layout-grid="false"/>
      <style:text-properties style:font-name="Calibri1" fo:font-size="9pt" fo:language="ca" fo:country="ES" fo:font-weight="normal" officeooo:paragraph-rsid="0073d593" style:font-size-asian="9pt" style:font-weight-asian="normal" style:font-name-complex="Calibri" style:font-size-complex="9pt" style:font-weight-complex="normal"/>
    </style:style>
    <style:style style:name="P88" style:family="paragraph" style:parent-style-name="_33__20_gris">
      <style:text-properties fo:language="ca" fo:country="ES" officeooo:paragraph-rsid="0073d593"/>
    </style:style>
    <style:style style:name="P89" style:family="paragraph" style:parent-style-name="_33__20_gris">
      <style:text-properties fo:font-size="9pt" fo:language="ca" fo:country="ES" officeooo:paragraph-rsid="0073d593" style:font-size-asian="9pt" style:font-size-complex="9pt"/>
    </style:style>
    <style:style style:name="P90" style:family="paragraph" style:parent-style-name="_33__20_gris">
      <style:text-properties style:use-window-font-color="true" style:font-name="Calibri" fo:language="ca" fo:country="ES" fo:font-weight="bold" officeooo:paragraph-rsid="0073d593" style:letter-kerning="true" style:font-name-asian="SimSun1" style:language-asian="zh" style:country-asian="CN" style:font-name-complex="Calibri" style:language-complex="hi" style:country-complex="IN"/>
    </style:style>
    <style:style style:name="P91" style:family="paragraph" style:parent-style-name="_33__20_gris">
      <style:text-properties style:use-window-font-color="true" style:font-name="Calibri" fo:font-size="9pt" fo:language="ca" fo:country="ES" fo:font-weight="bold" officeooo:paragraph-rsid="0073d593" style:letter-kerning="true" style:font-name-asian="SimSun1" style:font-size-asian="9pt" style:language-asian="zh" style:country-asian="CN" style:font-name-complex="Calibri" style:font-size-complex="9pt" style:language-complex="hi" style:country-complex="IN"/>
    </style:style>
    <style:style style:name="P92" style:family="paragraph" style:parent-style-name="Normal_20__28_Web_29_">
      <style:paragraph-properties fo:margin-top="0.176cm" fo:margin-bottom="0cm" style:contextual-spacing="false" fo:line-height="100%" style:snap-to-layout-grid="false"/>
      <style:text-properties style:font-name="Calibri" fo:font-size="9pt" fo:language="ca" fo:country="ES" officeooo:paragraph-rsid="0073d593" style:font-size-asian="9pt" style:font-name-complex="Calibri"/>
    </style:style>
    <style:style style:name="P93" style:family="paragraph" style:parent-style-name="_31__20_Cabecera">
      <style:text-properties fo:language="ca" fo:country="ES" officeooo:paragraph-rsid="0073d593"/>
    </style:style>
    <style:style style:name="P94" style:family="paragraph" style:parent-style-name="_31__20_Cabecera">
      <style:text-properties fo:color="#ffffff" style:font-name="Calibri" fo:font-size="14pt" fo:language="ca" fo:country="ES" fo:font-weight="bold" officeooo:paragraph-rsid="0073d593" style:letter-kerning="true" style:font-name-asian="SimSun1" style:font-size-asian="14pt" style:language-asian="zh" style:country-asian="CN" style:font-weight-asian="bold" style:font-name-complex="Calibri" style:font-size-complex="14pt" style:language-complex="hi" style:country-complex="IN" style:font-weight-complex="bold"/>
    </style:style>
    <style:style style:name="P95" style:family="paragraph" style:parent-style-name="_34__20_competencias">
      <style:text-properties fo:language="ca" fo:country="ES" officeooo:paragraph-rsid="0073d593"/>
    </style:style>
    <style:style style:name="P96" style:family="paragraph" style:parent-style-name="Header" style:master-page-name="_31_">
      <style:paragraph-properties fo:text-align="start" style:justify-single-word="false" style:page-number="auto" fo:break-before="auto" fo:break-after="auto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style:use-window-font-color="true" style:font-name="Times New Roman" fo:font-size="8pt" fo:language="es" fo:country="ES" officeooo:rsid="0048d237" officeooo:paragraph-rsid="005bc7a2" style:letter-kerning="true" style:font-name-asian="SimSun1" style:font-size-asian="8pt" style:language-asian="zh" style:country-asian="CN" style:font-name-complex="Microsoft YaHei" style:font-size-complex="8pt" style:language-complex="hi" style:country-complex="IN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Calibri"/>
    </style:style>
    <style:style style:name="T4" style:family="text">
      <style:text-properties style:font-name="Calibri" officeooo:rsid="00fb387e"/>
    </style:style>
    <style:style style:name="T5" style:family="text">
      <style:text-properties style:font-name="Calibri" style:text-underline-style="solid" style:text-underline-width="auto" style:text-underline-color="font-color"/>
    </style:style>
    <style:style style:name="T6" style:family="text">
      <style:text-properties style:font-name="Calibri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style:font-name="Calibri" style:font-name-complex="Calibri"/>
    </style:style>
    <style:style style:name="T9" style:family="text">
      <style:text-properties fo:color="#000000" style:font-name="Calibri" officeooo:rsid="00f7cc7f" style:font-name-complex="Calibri"/>
    </style:style>
    <style:style style:name="T10" style:family="text">
      <style:text-properties fo:color="#000000" style:font-name="Calibri" style:text-underline-style="solid" style:text-underline-width="auto" style:text-underline-color="font-color" style:font-name-complex="Calibri"/>
    </style:style>
    <style:style style:name="T11" style:family="text">
      <style:text-properties fo:color="#000000" style:font-name="Calibri" style:text-underline-style="none" style:font-name-complex="Calibri"/>
    </style:style>
    <style:style style:name="T12" style:family="text">
      <style:text-properties fo:color="#000000" style:font-name="Calibri" fo:font-weight="bold" style:font-weight-asian="bold" style:font-name-complex="Calibri" style:font-weight-complex="bold"/>
    </style:style>
    <style:style style:name="T13" style:family="text">
      <style:text-properties fo:color="#000000" style:font-name="Calibri" fo:font-weight="bold" officeooo:rsid="003441f8" style:font-weight-asian="bold" style:font-name-complex="Calibri" style:font-weight-complex="bold"/>
    </style:style>
    <style:style style:name="T14" style:family="text">
      <style:text-properties fo:color="#000000" style:font-name-asian="Arial"/>
    </style:style>
    <style:style style:name="T15" style:family="text">
      <style:text-properties fo:color="#000000" style:text-underline-style="solid" style:text-underline-width="auto" style:text-underline-color="font-color"/>
    </style:style>
    <style:style style:name="T16" style:family="text">
      <style:text-properties fo:color="#000000" style:text-underline-style="solid" style:text-underline-width="auto" style:text-underline-color="font-color" style:font-name-asian="Arial"/>
    </style:style>
    <style:style style:name="T17" style:family="text">
      <style:text-properties fo:color="#000000" fo:font-weight="normal" style:font-name-asian="Arial" style:font-weight-asian="normal" style:font-name-complex="Calibri" style:font-weight-complex="normal"/>
    </style:style>
    <style:style style:name="T18" style:family="text">
      <style:text-properties fo:color="#000000" fo:font-weight="normal" officeooo:rsid="00f99ebd" style:font-name-asian="Arial" style:font-weight-asian="normal" style:font-name-complex="Calibri" style:font-weight-complex="normal"/>
    </style:style>
    <style:style style:name="T19" style:family="text">
      <style:text-properties fo:color="#000000" fo:font-weight="normal" officeooo:rsid="00348869" style:font-name-asian="Arial" style:font-weight-asian="normal" style:font-name-complex="Calibri" style:font-weight-complex="normal"/>
    </style:style>
    <style:style style:name="T20" style:family="text">
      <style:text-properties fo:color="#000000" fo:font-weight="bold" officeooo:rsid="00348869" style:font-name-asian="Arial" style:font-weight-asian="bold" style:font-name-complex="Calibri" style:font-weight-complex="bold"/>
    </style:style>
    <style:style style:name="T21" style:family="text">
      <style:text-properties fo:color="#0000ff"/>
    </style:style>
    <style:style style:name="T22" style:family="text">
      <style:text-properties fo:color="#0000ff" style:font-name-asian="Arial"/>
    </style:style>
    <style:style style:name="T23" style:family="text">
      <style:text-properties style:font-size-complex="9pt"/>
    </style:style>
    <style:style style:name="T24" style:family="text">
      <style:text-properties officeooo:rsid="00f70fbe" style:font-size-complex="9pt"/>
    </style:style>
    <style:style style:name="T25" style:family="text">
      <style:text-properties officeooo:rsid="002fb509" style:font-size-complex="9pt"/>
    </style:style>
    <style:style style:name="T26" style:family="text">
      <style:text-properties officeooo:rsid="00f76497" style:font-size-complex="9pt"/>
    </style:style>
    <style:style style:name="T27" style:family="text">
      <style:text-properties officeooo:rsid="0030f36d" style:font-size-complex="9pt"/>
    </style:style>
    <style:style style:name="T28" style:family="text">
      <style:text-properties officeooo:rsid="009c3b56" style:font-size-complex="9pt"/>
    </style:style>
    <style:style style:name="T29" style:family="text">
      <style:text-properties officeooo:rsid="0031dadd" style:font-size-complex="9pt"/>
    </style:style>
    <style:style style:name="T30" style:family="text">
      <style:text-properties officeooo:rsid="00f99ebd" style:font-size-complex="9pt"/>
    </style:style>
    <style:style style:name="T31" style:family="text">
      <style:text-properties officeooo:rsid="00336862" style:font-size-complex="9pt"/>
    </style:style>
    <style:style style:name="T32" style:family="text">
      <style:text-properties fo:font-weight="bold" style:font-weight-asian="bold" style:font-size-complex="9pt" style:font-weight-complex="bold"/>
    </style:style>
    <style:style style:name="T33" style:family="text">
      <style:text-properties fo:font-weight="bold" officeooo:rsid="00336862" style:font-weight-asian="bold" style:font-size-complex="9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font-name-asian="Lucida Sans Unicode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style:font-size-complex="9pt"/>
    </style:style>
    <style:style style:name="T38" style:family="text">
      <style:text-properties style:text-underline-style="solid" style:text-underline-width="auto" style:text-underline-color="font-color" officeooo:rsid="0085bc5a"/>
    </style:style>
    <style:style style:name="T39" style:family="text">
      <style:text-properties style:text-underline-style="solid" style:text-underline-width="auto" style:text-underline-color="font-color" officeooo:rsid="00ac9b41"/>
    </style:style>
    <style:style style:name="T40" style:family="text">
      <style:text-properties style:font-name-asian="Arial"/>
    </style:style>
    <style:style style:name="T41" style:family="text">
      <style:text-properties officeooo:rsid="00e36455" style:font-name-asian="Arial"/>
    </style:style>
    <style:style style:name="T42" style:family="text">
      <style:text-properties fo:font-style="italic" style:font-style-asian="italic"/>
    </style:style>
    <style:style style:name="T43" style:family="text">
      <style:text-properties officeooo:rsid="0047fffb"/>
    </style:style>
    <style:style style:name="T44" style:family="text">
      <style:text-properties officeooo:rsid="007bcc19"/>
    </style:style>
    <style:style style:name="T45" style:family="text">
      <style:text-properties style:font-name-asian="Calibri" style:font-size-complex="9pt"/>
    </style:style>
    <style:style style:name="T46" style:family="text">
      <style:text-properties officeooo:rsid="00f7cc7f" style:font-name-asian="Calibri" style:font-size-complex="9pt"/>
    </style:style>
    <style:style style:name="T47" style:family="text">
      <style:text-properties officeooo:rsid="0031dadd" style:font-name-asian="Calibri" style:font-size-complex="9pt"/>
    </style:style>
    <style:style style:name="T48" style:family="text">
      <style:text-properties officeooo:rsid="00c3f504"/>
    </style:style>
    <style:style style:name="T49" style:family="text">
      <style:text-properties officeooo:rsid="00d8efe6"/>
    </style:style>
    <style:style style:name="T50" style:family="text">
      <style:text-properties officeooo:rsid="00e89670"/>
    </style:style>
    <style:style style:name="T51" style:family="text">
      <style:text-properties officeooo:rsid="00f89b76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officeooo:rsid="0107b91e"/>
    </style:style>
    <style:style style:name="T54" style:family="text">
      <style:text-properties officeooo:rsid="0118dbca"/>
    </style:style>
    <style:style style:name="T55" style:family="text">
      <style:text-properties fo:color="#ff0000"/>
    </style:style>
    <style:style style:name="T56" style:family="text">
      <style:text-properties officeooo:rsid="011bb06b"/>
    </style:style>
    <style:style style:name="T57" style:family="text">
      <style:text-properties officeooo:rsid="014280b8"/>
    </style:style>
    <style:style style:name="T58" style:family="text">
      <style:text-properties officeooo:rsid="01585569"/>
    </style:style>
    <style:style style:name="T59" style:family="text">
      <style:text-properties officeooo:rsid="016b3194"/>
    </style:style>
    <style:style style:name="T60" style:family="text">
      <style:text-properties officeooo:rsid="00e36455"/>
    </style:style>
    <style:style style:name="T61" style:family="text">
      <style:text-properties officeooo:rsid="01a115b8"/>
    </style:style>
    <style:style style:name="T62" style:family="text">
      <style:text-properties officeooo:rsid="0073d593"/>
    </style:style>
    <style:style style:name="T63" style:family="text">
      <style:text-properties fo:background-color="transparent" loext:char-shading-value="0"/>
    </style:style>
    <style:style style:name="T64" style:family="text">
      <style:text-properties style:text-position="super 58%"/>
    </style:style>
    <style:style style:name="T65" style:family="text">
      <style:text-properties style:text-position="0% 100%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1">
        <text:p text:style-name="P96"/>
        <text:p text:style-name="P4">1. Competència en comunicació lingüística CCLI</text:p>
        <text:p text:style-name="P4">2. Competència matemàtica i competència bàsica en ciència i tecnologia CMCT</text:p>
        <text:p text:style-name="P4">3. Competència digital CD</text:p>
        <text:p text:style-name="P4">4. Competència per aprendre a aprendre CAA</text:p>
        <text:p text:style-name="P4">5. Consciència i expressions culturals CEC</text:p>
        <text:p text:style-name="P4">6. Sentit d'iniciativa i espírit emprenedor SIEE</text:p>
        <text:p text:style-name="P6">7. Competències socials i cíviques CSC</text:p>
        <text:p text:style-name="P6"/>
        <text:p text:style-name="P5">A: Aconseguit <text:s text:c="2"/>EP: En procés <text:s text:c="2"/>I: Iniciat</text:p>
      </text:section>
      <text:p text:style-name="P7"/>
      <text:p text:style-name="P8"/>
      <text:p text:style-name="P20"/>
      <text:p text:style-name="P21"/>
      <table:table table:name="Taula2" table:style-name="Taula2">
        <table:table-column table:style-name="Taula2.A"/>
        <table:table-column table:style-name="Taula2.B" table:number-columns-repeated="2"/>
        <table:table-column table:style-name="Taula2.D"/>
        <table:table-column table:style-name="Taula2.E" table:number-columns-repeated="4"/>
        <table:table-row table:style-name="Taula2.1">
          <table:table-cell table:style-name="Taula2.A1" table:number-columns-spanned="8" office:value-type="string">
            <text:p text:style-name="P70">ÀREA: Valencià. Llengua i Literatura <text:s text:c="20"/>NIVELL: 3r EDUCACIÓ PRIM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2" table:number-columns-spanned="8" office:value-type="string">
            <text:p text:style-name="P93"><text:s text:c="10"/>BLOC 1. LA LLENGUA ORAL. PARLAR I ESCOLT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3" office:value-type="string">
            <text:p text:style-name="P88">CONTINGUTS</text:p>
          </table:table-cell>
          <table:table-cell table:style-name="Taula2.A3" office:value-type="string">
            <text:p text:style-name="P88">CRITERIS D’AVALUACIÓ</text:p>
          </table:table-cell>
          <table:table-cell table:style-name="Taula2.A3" office:value-type="string">
            <text:p text:style-name="P88">INDICADORS D’ÈXIT</text:p>
          </table:table-cell>
          <table:table-cell table:style-name="Taula2.A3" office:value-type="string">
            <text:p text:style-name="P88">CCLV</text:p>
          </table:table-cell>
          <table:table-cell table:style-name="Taula2.A3" office:value-type="string">
            <text:p text:style-name="P89">1<text:span text:style-name="T64">r</text:span> T</text:p>
          </table:table-cell>
          <table:table-cell table:style-name="Taula2.A3" office:value-type="string">
            <text:p text:style-name="P89">2<text:span text:style-name="T64">n</text:span> T</text:p>
          </table:table-cell>
          <table:table-cell table:style-name="Taula2.A3" office:value-type="string">
            <text:p text:style-name="P89">3<text:span text:style-name="T64">r</text:span> T</text:p>
          </table:table-cell>
          <table:table-cell table:style-name="Taula2.H3" office:value-type="string">
            <text:p text:style-name="P89">FIN</text:p>
          </table:table-cell>
        </table:table-row>
        <table:table-row table:style-name="Taula2.1">
          <table:table-cell table:style-name="Taula2.A4" table:number-rows-spanned="3" office:value-type="string">
            <text:p text:style-name="P15">Estratègies i normes d’interacció oral apreses: escoltar atentament i respectar les normes de cortesia a més de les intervencions, sentiments i experiències dels altres. Formulació d’hipòtesis sobre significats a partir de l’anàlisi d’elements significatius, lingüístics i paralingüístics (modulació i to de la veu, gestualitat, llenguatge corporal i postural).</text:p>
            <text:p text:style-name="P77">Situacions de comunicació, dirigides o espontànies: assemblees, conversacions i diàlegs reals o simulats.</text:p>
            <text:p text:style-name="P73">Organització del discurs: exposició clara i ordenada mantenint el tema per a expressar la capacitat, el gust, la preferència, l’opinió, l’acord o desacord, el sentiment.</text:p>
            <text:p text:style-name="P68">Utilització de recursos per a controlar el procés de comunicació (<text:span text:style-name="T42">pot repetir, per favor</text:span>?, <text:span text:style-name="T42">perdó, no ho entenc</text:span>, etc.).</text:p>
          </table:table-cell>
          <table:table-cell table:style-name="Taula2.A4" table:number-rows-spanned="3" office:value-type="string">
            <text:p text:style-name="P40">3rVLL.BL1.1 Participar en conversacions i assemblees i utilitzar el diàleg per a resoldre conflictes interpersonals escoltant amb atenció, respectant el torn de paraula i les normes de cortesia, exposant idees i opinions, mantenint el tema i ordenant el discurs amb frases curtes i ben construïdes.</text:p>
          </table:table-cell>
          <table:table-cell table:style-name="Taula2.A4" office:value-type="string">
            <text:p text:style-name="P76"><text:span text:style-name="T7">3rVLL.BL1.1.1 Participa en les situacions de comunicació oral del nivell educatiu (conversacions, diàlegs i assemblees)</text:span><text:span text:style-name="T21"> </text:span><text:span text:style-name="T7">respectant les normes de cortesia i utilitzant un llenguatge respectuós.</text:span></text:p>
          </table:table-cell>
          <table:table-cell table:style-name="Taula2.A4" office:value-type="string">
            <text:p text:style-name="P95">CSC</text:p>
            <text:p text:style-name="P95">CCLI</text:p>
            <text:p text:style-name="P95"/>
          </table:table-cell>
          <table:table-cell table:style-name="Taula2.A4" office:value-type="string">
            <text:p text:style-name="P95"/>
          </table:table-cell>
          <table:table-cell table:style-name="Taula2.A4" office:value-type="string">
            <text:p text:style-name="P95"/>
          </table:table-cell>
          <table:table-cell table:style-name="Taula2.A4" office:value-type="string">
            <text:p text:style-name="P95"/>
          </table:table-cell>
          <table:table-cell table:style-name="Taula2.H4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81">3rVLL.BL1.1.2 Participa en situacions de comunicació oral del nivell educatiu i en diàlegs per a resoldre conflictes interpersonals, escoltant amb atenció mantenint un contacte ocular intermitent i demostrant interés amb gestos i paraules adequats.</text:p>
          </table:table-cell>
          <table:table-cell table:style-name="Taula2.D5" office:value-type="string">
            <text:p text:style-name="P95">CSC</text:p>
            <text:p text:style-name="P95">CCLI</text:p>
            <text:p text:style-name="P95"/>
          </table:table-cell>
          <table:table-cell table:style-name="Taula2.E5" office:value-type="string">
            <text:p text:style-name="P95"/>
          </table:table-cell>
          <table:table-cell table:style-name="Taula2.F5" office:value-type="string">
            <text:p text:style-name="P95"/>
          </table:table-cell>
          <table:table-cell table:style-name="Taula2.G5" office:value-type="string">
            <text:p text:style-name="P95"/>
          </table:table-cell>
          <table:table-cell table:style-name="Taula2.H5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81">3rVLL.BL1.1.3 Participa en les situacions de comunicació oral del nivell educatiu (conversacions, diàlegs i assemblees), sobre temes pròxims a la seua experiència, mantenint el tema i ordenant el discurs amb frases curtes i ben construïdes.</text:p>
          </table:table-cell>
          <table:table-cell table:style-name="Taula2.D6" office:value-type="string">
            <text:p text:style-name="P95">CCLI</text:p>
            <text:p text:style-name="P95"/>
          </table:table-cell>
          <table:table-cell table:style-name="Taula2.E6" office:value-type="string">
            <text:p text:style-name="P95"/>
          </table:table-cell>
          <table:table-cell table:style-name="Taula2.F6" office:value-type="string">
            <text:p text:style-name="P95"/>
          </table:table-cell>
          <table:table-cell table:style-name="Taula2.G6" office:value-type="string">
            <text:p text:style-name="P95"/>
          </table:table-cell>
          <table:table-cell table:style-name="Taula2.H6" office:value-type="string">
            <text:p text:style-name="P95"/>
          </table:table-cell>
        </table:table-row>
        <table:table-row table:style-name="Taula2.1">
          <table:table-cell table:style-name="Taula2.A8" table:number-rows-spanned="2" office:value-type="string">
            <text:p text:style-name="P31">Utilització d’estratègies de comprensió dels missatges orals: <text:soft-page-break/>atenció, retenció, anticipació del contingut i de la situació per mitjà del context verbal i no verbal, identificació d’idees principals i secundàries i de la intenció del parlant.</text:p>
            <text:p text:style-name="P32">Comprensió de textos orals literaris o no literaris <text:s/>amb finalitat didàctica o d’ús quotidià.</text:p>
            <text:p text:style-name="P30">Informació personal, familiar i de l’entorn pròxim.</text:p>
            <text:p text:style-name="P32">Identificació de paraules clau com a estratègia de comprensió dels missatges.</text:p>
            <text:p text:style-name="P33"/>
          </table:table-cell>
          <table:table-cell table:style-name="Taula2.B8" table:number-rows-spanned="2" office:value-type="string">
            <text:p text:style-name="P40">3rVLL.BL1.2 Captar el sentit global i reconéixer idees principals, secundàries i <text:soft-page-break/>dades específiques de la informació verbal i no verbal de textos orals pròxims a la seua experiència, resumint oralment el contingut.</text:p>
          </table:table-cell>
          <table:table-cell table:style-name="Taula2.C66" office:value-type="string">
            <text:p text:style-name="P41"><text:span text:style-name="T23">3r</text:span><text:span text:style-name="T24">V</text:span><text:span text:style-name="T23">LL.BL1.2.1 </text:span><text:span text:style-name="T32">Identifica el tema</text:span><text:span text:style-name="T23"> </text:span><text:span text:style-name="T25">en textos orals pròxims a la seua experiència </text:span><text:span text:style-name="T23"><text:s/></text:span><text:soft-page-break/><text:span text:style-name="T23">(explicacions, normes, instruccions) i </text:span><text:span text:style-name="T32">textos literaris breus</text:span><text:span text:style-name="T23">.</text:span></text:p>
          </table:table-cell>
          <table:table-cell table:style-name="Taula2.D7" office:value-type="string">
            <text:p text:style-name="P95">CCLI</text:p>
            <text:p text:style-name="P95"/>
          </table:table-cell>
          <table:table-cell table:style-name="Taula2.E7" office:value-type="string">
            <text:p text:style-name="P95"/>
          </table:table-cell>
          <table:table-cell table:style-name="Taula2.F7" office:value-type="string">
            <text:p text:style-name="P95"/>
          </table:table-cell>
          <table:table-cell table:style-name="Taula2.G7" office:value-type="string">
            <text:p text:style-name="P95"/>
          </table:table-cell>
          <table:table-cell table:style-name="Taula2.H7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81">3rVLL.BL1.2.2 Reconeix, en textos orals del nivell educatiu, les idees secundàries del contingut de la comunicació.</text:p>
          </table:table-cell>
          <table:table-cell table:style-name="Taula2.D8" office:value-type="string">
            <text:p text:style-name="P95">CAA</text:p>
            <text:p text:style-name="P95">CCLI</text:p>
            <text:p text:style-name="P95"/>
          </table:table-cell>
          <table:table-cell table:style-name="Taula2.E8" office:value-type="string">
            <text:p text:style-name="P95"/>
          </table:table-cell>
          <table:table-cell table:style-name="Taula2.F8" office:value-type="string">
            <text:p text:style-name="P95"/>
          </table:table-cell>
          <table:table-cell table:style-name="Taula2.G8" office:value-type="string">
            <text:p text:style-name="P95"/>
          </table:table-cell>
          <table:table-cell table:style-name="Taula2.H8" office:value-type="string">
            <text:p text:style-name="P95"/>
          </table:table-cell>
        </table:table-row>
        <table:table-row table:style-name="Taula2.1">
          <table:table-cell table:style-name="Taula2.A12" table:number-rows-spanned="4" office:value-type="string">
            <text:p text:style-name="P17">Importància de la millora en expressió oral.</text:p>
            <text:p text:style-name="P18">Recursos de l’expressió oral: pronunciació, entonació i ritme. Expressió facial, moviments, to de veu. Mirar els interlocutors.</text:p>
            <text:p text:style-name="P78">Expressió i producció de textos orals literaris i no literaris: (narratius: situacions o experiències personals, anècdotes, acudits, producció creativa de contes, travallengües, endevinalles; descriptius: descripcions de persones, animals objectes i llocs; expositius: formulació de preguntes per a entrevistes, introducció a la definició de conceptes, exposició de coneixements treballats en classe, etc.; instructius: regles de jocs, instruccions per a realitzar treballs manuals, receptes, etc.; argumentatius: discussions, expressió i defensa d’opinions personals; predictius: formulació d’hipòtesis sobre experiments, <text:soft-page-break/>conseqüències de comportament, etc.).</text:p>
            <text:p text:style-name="P80">Introducció a la descripció detallada, orde espacial en les descripcions.</text:p>
            <text:p text:style-name="P78">Expressió de missatges verbals i no verbals.</text:p>
            <text:p text:style-name="P78">Estructura de l’entrevista.</text:p>
            <text:p text:style-name="P75">Identificació de l’ús d’expressions i valoracions de caràcter sexista.</text:p>
            <text:p text:style-name="P18">Selecció raonada de les produccions a incloure en el portfolio.</text:p>
          </table:table-cell>
          <table:table-cell table:style-name="Taula2.B12" table:number-rows-spanned="4" office:value-type="string">
            <text:p text:style-name="P42"><text:span text:style-name="T43">3</text:span>r<text:span text:style-name="T44">VLL</text:span>.BL1.3 Produir de forma guiada textos orals dels gèneres habituals del nivell educatiu, respectant les seues característiques formals i organitzant el discurs amb l’entonació i pronunciació adequats i utilitzant el vocabulari pertinent i un llenguatge respectuós.</text:p>
          </table:table-cell>
          <table:table-cell table:style-name="Taula2.C66" office:value-type="string">
            <text:p text:style-name="P41">3rVLL.BL1.3.1 En la producció de textos orals utilitza l’entonació adequada.</text:p>
            <text:p text:style-name="P85"/>
          </table:table-cell>
          <table:table-cell table:style-name="Taula2.D9" office:value-type="string">
            <text:p text:style-name="P95">CAA</text:p>
            <text:p text:style-name="P95">CCLI</text:p>
          </table:table-cell>
          <table:table-cell table:style-name="Taula2.E9" office:value-type="string">
            <text:p text:style-name="P95"/>
          </table:table-cell>
          <table:table-cell table:style-name="Taula2.F9" office:value-type="string">
            <text:p text:style-name="P95"/>
          </table:table-cell>
          <table:table-cell table:style-name="Taula2.G9" office:value-type="string">
            <text:p text:style-name="P95"/>
          </table:table-cell>
          <table:table-cell table:style-name="Taula2.H9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48"><text:span text:style-name="T23">3r</text:span><text:span text:style-name="T26">V</text:span><text:span text:style-name="T23">LL.BL1.3.2 Produïx </text:span><text:span text:style-name="T37">de forma guiada</text:span><text:span text:style-name="T23"> textos orals dels gèneres més habituals del nivell educatiu (descripcions, </text:span><text:span text:style-name="T32">narracions inventades, exposicions de coneixements, instruccions per a realitzar activitats</text:span><text:span text:style-name="T23">) </text:span><text:span text:style-name="T27">respectant les seues característiques formals.</text:span></text:p>
          </table:table-cell>
          <table:table-cell table:style-name="Taula2.D10" office:value-type="string">
            <text:p text:style-name="P95">CCLI</text:p>
            <text:p text:style-name="P95"/>
          </table:table-cell>
          <table:table-cell table:style-name="Taula2.E10" office:value-type="string">
            <text:p text:style-name="P95"/>
          </table:table-cell>
          <table:table-cell table:style-name="Taula2.F10" office:value-type="string">
            <text:p text:style-name="P95"/>
          </table:table-cell>
          <table:table-cell table:style-name="Taula2.G10" office:value-type="string">
            <text:p text:style-name="P95"/>
          </table:table-cell>
          <table:table-cell table:style-name="Taula2.H10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81">3rVLL.BL1.3.3 En la producció de textos orals del nivell educatiu utilitza el vocabulari adequat i un llenguatge respectuós.</text:p>
          </table:table-cell>
          <table:table-cell table:style-name="Taula2.D11" office:value-type="string">
            <text:p text:style-name="P95">CCLI</text:p>
            <text:p text:style-name="P95"/>
          </table:table-cell>
          <table:table-cell table:style-name="Taula2.E11" office:value-type="string">
            <text:p text:style-name="P95"/>
          </table:table-cell>
          <table:table-cell table:style-name="Taula2.F11" office:value-type="string">
            <text:p text:style-name="P95"/>
          </table:table-cell>
          <table:table-cell table:style-name="Taula2.G11" office:value-type="string">
            <text:p text:style-name="P95"/>
          </table:table-cell>
          <table:table-cell table:style-name="Taula2.H11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41">3rVLL.BL1.3.4 En la producció de textos orals, organitza la informació mantenint el tema i evitant detalls irrellevants.</text:p>
          </table:table-cell>
          <table:table-cell table:style-name="Taula2.D12" office:value-type="string">
            <text:p text:style-name="P95">CCLI</text:p>
            <text:p text:style-name="P95">CAA</text:p>
            <text:p text:style-name="P95"/>
          </table:table-cell>
          <table:table-cell table:style-name="Taula2.E12" office:value-type="string">
            <text:p text:style-name="P95"/>
          </table:table-cell>
          <table:table-cell table:style-name="Taula2.F12" office:value-type="string">
            <text:p text:style-name="P95"/>
          </table:table-cell>
          <table:table-cell table:style-name="Taula2.G12" office:value-type="string">
            <text:p text:style-name="P95"/>
          </table:table-cell>
          <table:table-cell table:style-name="Taula2.H12" office:value-type="string">
            <text:p text:style-name="P95"/>
          </table:table-cell>
        </table:table-row>
        <table:table-row table:style-name="Taula2.1">
          <table:table-cell table:style-name="Taula2.A14" table:number-rows-spanned="2" office:value-type="string">
            <text:p text:style-name="P78">Memorització de textos orals amb diferent finalitat (lúdica, d’aprenentatge, etc.), com ara poemes, travallengües, endevinalles, etc. i breus textos expositius i descriptius.</text:p>
            <text:p text:style-name="P78">Recursos de l’expressió oral: Pronunciació, entonació i ritme. Expressió facial, moviments, to de veu. Mirar els interlocutors.</text:p>
            <text:p text:style-name="P74">Ús de les diferents estratègies de memòria visual i auditiva.</text:p>
            <text:p text:style-name="P69">Reproducció de textos breus i senzills respectant l’entonació, pauses, modulació de la veu, etc., en diàlegs i fragments de contes, històries, etc.</text:p>
          </table:table-cell>
          <table:table-cell table:style-name="Taula2.B14" table:number-rows-spanned="2" office:value-type="string">
            <text:p text:style-name="P40">3rVLL.BL1.4 Memoritzar i reproduir, de manera guiada, textos orals dels gèneres més habituals del nivell educatiu, prèviament escoltats o llegits en diferents formats, aplicant amb creativitat les estratègies d’expressió oral adequades.</text:p>
            <text:p text:style-name="P40"/>
          </table:table-cell>
          <table:table-cell table:style-name="Taula2.C66" office:value-type="string">
            <text:p text:style-name="P81">3rVLL.BL1.4.1 Memoritza <text:span text:style-name="T36">de manera guiada</text:span> textos orals triats atenent els seus gustos i interessos (narracions breus, refranys i diàlegs dramatitzats).</text:p>
          </table:table-cell>
          <table:table-cell table:style-name="Taula2.D13" office:value-type="string">
            <text:p text:style-name="P95">CAA</text:p>
            <text:p text:style-name="P95">CCLI</text:p>
          </table:table-cell>
          <table:table-cell table:style-name="Taula2.E13" office:value-type="string">
            <text:p text:style-name="P95"/>
          </table:table-cell>
          <table:table-cell table:style-name="Taula2.F13" office:value-type="string">
            <text:p text:style-name="P95"/>
          </table:table-cell>
          <table:table-cell table:style-name="Taula2.G13" office:value-type="string">
            <text:p text:style-name="P95"/>
          </table:table-cell>
          <table:table-cell table:style-name="Taula2.H13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81">3rVLL.BL1.4.2 Reproduïx <text:span text:style-name="T36">de manera guiada</text:span> textos orals triats atenent els seus gustos i preferències amb una entonació adequada.</text:p>
          </table:table-cell>
          <table:table-cell table:style-name="Taula2.D14" office:value-type="string">
            <text:p text:style-name="P95">CAA</text:p>
            <text:p text:style-name="P95">CCLI</text:p>
            <text:p text:style-name="P95"/>
          </table:table-cell>
          <table:table-cell table:style-name="Taula2.E14" office:value-type="string">
            <text:p text:style-name="P95"/>
          </table:table-cell>
          <table:table-cell table:style-name="Taula2.F14" office:value-type="string">
            <text:p text:style-name="P95"/>
          </table:table-cell>
          <table:table-cell table:style-name="Taula2.G14" office:value-type="string">
            <text:p text:style-name="P95"/>
          </table:table-cell>
          <table:table-cell table:style-name="Taula2.H14" office:value-type="string">
            <text:p text:style-name="P95"/>
          </table:table-cell>
        </table:table-row>
        <table:table-row table:style-name="Taula2.1">
          <table:table-cell table:style-name="Taula2.A16" table:number-rows-spanned="2" office:value-type="string">
            <text:p text:style-name="P74">Identificació dels mitjans de comunicació social: ràdio, cine, publicitat, televisió, Internet.</text:p>
            <text:p text:style-name="P75">Comprensió de textos orals procedents de la televisió, la ràdio i Internet com a instrument d’aprenentatge i d’accés a informacions sobre fets i esdeveniments pròxims a l’experiència i pròxims al seu entorn i interessos.</text:p>
            <text:p text:style-name="P75"><text:soft-page-break/>Expressió d’opinió.</text:p>
            <text:p text:style-name="P69">Producció de textos orals propis dels mitjans de comunicació social, amb especial incidència en la notícia, per mitjà de simulació per a oferir i compartir informació.</text:p>
          </table:table-cell>
          <table:table-cell table:style-name="Taula2.B16" table:number-rows-spanned="2" office:value-type="string">
            <text:p text:style-name="P40"><text:span text:style-name="T45">3rVLL.</text:span><text:span text:style-name="T23">BL1.5 </text:span><text:span text:style-name="T28">Interpretar textos orals pròxims a la seua experiència procedents dels mitjans de <text:s/>comunicació social, utilitzant les estratègies de comprensió oral del nivell educatiu, resumint el seu contingut i imitant, per mitjà del joc i la simulació, les estructures i el llenguatge propi d’estos textos.</text:span></text:p>
          </table:table-cell>
          <table:table-cell table:style-name="Taula2.C66" office:value-type="string">
            <text:p text:style-name="P68"><text:span text:style-name="T45">3r</text:span><text:span text:style-name="T46">V</text:span><text:span text:style-name="T45">LL.BL1.5.1 Interpreta textos orals del nivell educatiu procedents dels mitjans de comunicació (anuncis publicitaris, reportatges infantils i notícies radiofòniques i televisives del seu entorn pròxim), </text:span><text:span text:style-name="T47">en resumix el contingut i</text:span><text:span text:style-name="T45"> </text:span><text:span text:style-name="T47">n'e</text:span><text:span text:style-name="T45">xpressa</text:span><text:span text:style-name="T23"> l</text:span><text:span text:style-name="T29">'</text:span><text:span text:style-name="T32">opinió</text:span><text:span text:style-name="T23"> sobre el contingut.</text:span></text:p>
          </table:table-cell>
          <table:table-cell table:style-name="Taula2.D15" office:value-type="string">
            <text:p text:style-name="P95">CD</text:p>
            <text:p text:style-name="P95">CSC</text:p>
            <text:p text:style-name="P95">CCLI</text:p>
            <text:p text:style-name="P95"/>
          </table:table-cell>
          <table:table-cell table:style-name="Taula2.E15" office:value-type="string">
            <text:p text:style-name="P95"/>
          </table:table-cell>
          <table:table-cell table:style-name="Taula2.F15" office:value-type="string">
            <text:p text:style-name="P95"/>
          </table:table-cell>
          <table:table-cell table:style-name="Taula2.G15" office:value-type="string">
            <text:p text:style-name="P95"/>
          </table:table-cell>
          <table:table-cell table:style-name="Taula2.H15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41">3rVLL.BL1.5.2 Imita per mitjà del joc i la simulació les estructures i el llenguatge propi de notícies breus de fets quotidians <text:soft-page-break/>pròxims al seu entorn i interessos.</text:p>
          </table:table-cell>
          <table:table-cell table:style-name="Taula2.D16" office:value-type="string">
            <text:p text:style-name="P95">CSC</text:p>
            <text:p text:style-name="P95">CCLI</text:p>
            <text:p text:style-name="P95"/>
          </table:table-cell>
          <table:table-cell table:style-name="Taula2.E16" office:value-type="string">
            <text:p text:style-name="P95"/>
          </table:table-cell>
          <table:table-cell table:style-name="Taula2.F16" office:value-type="string">
            <text:p text:style-name="P95"/>
          </table:table-cell>
          <table:table-cell table:style-name="Taula2.G16" office:value-type="string">
            <text:p text:style-name="P95"/>
          </table:table-cell>
          <table:table-cell table:style-name="Taula2.H16" office:value-type="string">
            <text:p text:style-name="P95"/>
          </table:table-cell>
        </table:table-row>
        <table:table-row table:style-name="Taula2.17">
          <table:table-cell table:style-name="Taula2.A2" table:number-columns-spanned="8" office:value-type="string">
            <text:p text:style-name="P94">B<text:span text:style-name="T62">loc 2. LLENGUA ORAL. LLEGI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2.17">
          <table:table-cell table:style-name="Taula2.A3" office:value-type="string">
            <text:p text:style-name="P90">CONTINGUTS</text:p>
          </table:table-cell>
          <table:table-cell table:style-name="Taula2.A3" office:value-type="string">
            <text:p text:style-name="P90">CRITERIS D’AVALUACIÓ</text:p>
          </table:table-cell>
          <table:table-cell table:style-name="Taula2.A3" office:value-type="string">
            <text:p text:style-name="P90">INDICADORS D’ÈXIT</text:p>
          </table:table-cell>
          <table:table-cell table:style-name="Taula2.A3" office:value-type="string">
            <text:p text:style-name="P90">CCLV</text:p>
          </table:table-cell>
          <table:table-cell table:style-name="Taula2.A3" office:value-type="string">
            <text:p text:style-name="P91">1<text:span text:style-name="T64">r</text:span> T</text:p>
          </table:table-cell>
          <table:table-cell table:style-name="Taula2.A3" office:value-type="string">
            <text:p text:style-name="P91">2<text:span text:style-name="T64">n</text:span> T</text:p>
          </table:table-cell>
          <table:table-cell table:style-name="Taula2.A3" office:value-type="string">
            <text:p text:style-name="P91">3<text:span text:style-name="T64">r</text:span> T</text:p>
          </table:table-cell>
          <table:table-cell table:style-name="Taula2.H3" office:value-type="string">
            <text:p text:style-name="P91">FIN</text:p>
          </table:table-cell>
        </table:table-row>
        <table:table-row table:style-name="Taula2.1">
          <table:table-cell table:style-name="Taula2.A4" table:number-rows-spanned="2" office:value-type="string">
            <text:p text:style-name="P60">Lectura de diferents tipus de textos continus i iniciació als discontinus, en distints suports (impresos, digitals i multimodals), eliminant el sil·labeig, amb una correspondència precisa entre fonemes i grafies, amb el ritme adequat i utilitzant l’entonació correcta en funció dels signes de puntuació.</text:p>
            <text:p text:style-name="P57">Lectura de textos (impresos, digitals i multimodals), tant de l’àmbit escolar com del social: llegendes, romanços, anotacions, anuncis, pel·lícules, cartes, notícies senzilles, etc., on s’exercite la pronunciació.</text:p>
          </table:table-cell>
          <table:table-cell table:style-name="Taula2.A4" table:number-rows-spanned="2" office:value-type="string">
            <text:p text:style-name="P40">3rVLL.BL2.1 Llegir de manera guiada, adequant-se al format i a l’estructura textual, textos de l’àmbit escolar i social i triar les seues lectures personals segons els seus gustos i preferències.</text:p>
          </table:table-cell>
          <table:table-cell table:style-name="Taula2.A4" office:value-type="string">
            <text:p text:style-name="P81">3rVLL.BL2.1.1 Llig correctament i <text:span text:style-name="T36">de manera guiada</text:span> textos pròxims a la seua experiència adequant-se al format i a l’estructura textual (textos literaris breus, explicacions, normes i instruccions.</text:p>
          </table:table-cell>
          <table:table-cell table:style-name="Taula2.A4" office:value-type="string">
            <text:p text:style-name="P95">CCLI</text:p>
            <text:p text:style-name="P95"/>
            <text:p text:style-name="P95"/>
          </table:table-cell>
          <table:table-cell table:style-name="Taula2.A4" office:value-type="string">
            <text:p text:style-name="P95"/>
          </table:table-cell>
          <table:table-cell table:style-name="Taula2.A4" office:value-type="string">
            <text:p text:style-name="P95"/>
          </table:table-cell>
          <table:table-cell table:style-name="Taula2.A4" office:value-type="string">
            <text:p text:style-name="P95"/>
          </table:table-cell>
          <table:table-cell table:style-name="Taula2.H4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81">3rVLL.BL2.1.2 Llig per la seua pròpia elecció textos pròxims a la seua experiència per a gaudi personal.</text:p>
          </table:table-cell>
          <table:table-cell table:style-name="Taula2.D20" office:value-type="string">
            <text:p text:style-name="P95">CCLI</text:p>
            <text:p text:style-name="P95">SIIE</text:p>
          </table:table-cell>
          <table:table-cell table:style-name="Taula2.E20" office:value-type="string">
            <text:p text:style-name="P95"/>
          </table:table-cell>
          <table:table-cell table:style-name="Taula2.F20" office:value-type="string">
            <text:p text:style-name="P95"/>
          </table:table-cell>
          <table:table-cell table:style-name="Taula2.G20" office:value-type="string">
            <text:p text:style-name="P95"/>
          </table:table-cell>
          <table:table-cell table:style-name="Taula2.H20" office:value-type="string">
            <text:p text:style-name="P95"/>
          </table:table-cell>
        </table:table-row>
        <table:table-row table:style-name="Taula2.1">
          <table:table-cell table:style-name="Taula2.A23" table:number-rows-spanned="3" office:value-type="string">
            <text:p text:style-name="P58">Estudi i anàlisi dels elements bàsics dels textos narratius (identificació del narrador o narradors, els personatges i l’argument) i aplicació d’estos coneixements a la comprensió i interpretació dels textos.</text:p>
            <text:p text:style-name="P59">Estudi dels elements bàsics dels textos descriptius (orde en la descripció) i expositius (introducció i desenrotllament del contingut, i suports gràfics i visuals) i aplicació d’estos coneixements a la comprensió i interpretació dels textos.</text:p>
            <text:p text:style-name="P59"><text:soft-page-break/>Estudi de textos multimodals senzills, interpretant el missatge a partir de la confluència de textos, imatges, gràfics, etc.</text:p>
            <text:p text:style-name="P59">Ús d’estratègies bàsiques per a la comprensió lectora: abans de la lectura, anticipant hipòtesis a través d’informació paratextual (subtítols, capítols) i analitzant l’estructura bàsica del text; durant la lectura (usant el diccionari, captant el sentit global del text, i iniciant-se en els sentits figurats i significats no explícits en els textos), i després de la lectura.</text:p>
            <text:p text:style-name="P72"/>
          </table:table-cell>
          <table:table-cell table:style-name="Taula2.B23" table:number-rows-spanned="3" office:value-type="string">
            <text:p text:style-name="P71">3rVLL.BL2.2 <text:span text:style-name="T48">Interpretar de manera guiada a través de la reflexió i el diàleg, textos pròxims a la seua experiència, anticipant i comprovant hipòtesis a través del títol, de subtítols i d’elements icònics, destacant idees principals i secundàries, localitzant informació específica que done resposta a preguntes plantejades, realitzant inferències i resumint oralment i per escrit el contingut.</text:span></text:p>
          </table:table-cell>
          <table:table-cell table:style-name="Taula2.C66" office:value-type="string">
            <text:p text:style-name="P14">3rVLL.BL2.2.1 Identifica el tema i el destinatari en els textos escrits impresos, digitals i multimodals del nivell educatiu (llegendes, romanços, anotacions, anuncis, pel·lícules, cartes, notícies senzilles, etc.).</text:p>
          </table:table-cell>
          <table:table-cell table:style-name="Taula2.D21" office:value-type="string">
            <text:p text:style-name="P95">CCLI</text:p>
            <text:p text:style-name="P95">CAA</text:p>
            <text:p text:style-name="P95"/>
          </table:table-cell>
          <table:table-cell table:style-name="Taula2.E21" office:value-type="string">
            <text:p text:style-name="P95"/>
          </table:table-cell>
          <table:table-cell table:style-name="Taula2.F21" office:value-type="string">
            <text:p text:style-name="P95"/>
          </table:table-cell>
          <table:table-cell table:style-name="Taula2.G21" office:value-type="string">
            <text:p text:style-name="P95"/>
          </table:table-cell>
          <table:table-cell table:style-name="Taula2.H21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81">3rVLL.BL2.2.2 Comprova les conjectures que ha anticipat sobre el tema i detalls del contingut de textos escrits a través del títol, subtítols i elements icònics.</text:p>
          </table:table-cell>
          <table:table-cell table:style-name="Taula2.D22" office:value-type="string">
            <text:p text:style-name="P95">CCLI</text:p>
            <text:p text:style-name="P95">CAA</text:p>
            <text:p text:style-name="P95"/>
          </table:table-cell>
          <table:table-cell table:style-name="Taula2.E22" office:value-type="string">
            <text:p text:style-name="P95"/>
          </table:table-cell>
          <table:table-cell table:style-name="Taula2.F22" office:value-type="string">
            <text:p text:style-name="P95"/>
          </table:table-cell>
          <table:table-cell table:style-name="Taula2.G22" office:value-type="string">
            <text:p text:style-name="P95"/>
          </table:table-cell>
          <table:table-cell table:style-name="Taula2.H22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41"><text:span text:style-name="T23">3r</text:span><text:span text:style-name="T30">V</text:span><text:span text:style-name="T23">LL.BL2.2.3 Destaca </text:span><text:span text:style-name="T32">idees secundàries</text:span><text:span text:style-name="T23"> i </text:span><text:span text:style-name="T32">localitza informació específica</text:span><text:span text:style-name="T23"> que dóna resposta a les preguntes plantejades, </text:span><text:span text:style-name="T31">realitza inferències </text:span><text:soft-page-break/><text:span text:style-name="T31">i</text:span><text:span text:style-name="T23"> </text:span><text:span text:style-name="T31">en </text:span><text:span text:style-name="T32">resumi</text:span><text:span text:style-name="T33">x</text:span><text:span text:style-name="T23"> oralment i per escrit el contingut.</text:span></text:p>
          </table:table-cell>
          <table:table-cell table:style-name="Taula2.D23" office:value-type="string">
            <text:p text:style-name="P95">CCLI</text:p>
            <text:p text:style-name="P95">CAA</text:p>
            <text:p text:style-name="P95"/>
          </table:table-cell>
          <table:table-cell table:style-name="Taula2.E23" office:value-type="string">
            <text:p text:style-name="P95"/>
          </table:table-cell>
          <table:table-cell table:style-name="Taula2.F23" office:value-type="string">
            <text:p text:style-name="P95"/>
          </table:table-cell>
          <table:table-cell table:style-name="Taula2.G23" office:value-type="string">
            <text:p text:style-name="P95"/>
          </table:table-cell>
          <table:table-cell table:style-name="Taula2.H23" office:value-type="string">
            <text:p text:style-name="P95"/>
          </table:table-cell>
        </table:table-row>
        <table:table-row table:style-name="Taula2.1">
          <table:table-cell table:style-name="Taula2.A24" office:value-type="string">
            <text:p text:style-name="P60">Selecció de lectures personals pròximes als seus interessos de forma autònoma com a font de gaudi.</text:p>
            <text:p text:style-name="P61">Construcció de coneixements a partir d’informacions procedents de diferents fonts documentals (llibres, premsa, televisió, webs d’acord amb la seua edat...) i iniciació en la busca i localització dirigides en enciclopèdies, diccionaris i llibres de divulgació per a ampliar coneixements i aplicar-los en treballs personals.</text:p>
            <text:p text:style-name="P61"/>
            <text:p text:style-name="P58">Utilització dirigida de les TIC per a obtindre informació, fent ús de webs d’acord amb la seua edat, aplicacions informàtiques, diccionaris en línia, etc.</text:p>
          </table:table-cell>
          <table:table-cell table:style-name="Taula2.B24" office:value-type="string">
            <text:p text:style-name="P37">3rVLL.BL2.3 <text:span text:style-name="T49"><text:s/>Llegir en mitjans digitals per a buscar, seleccionar i emmagatzemar de manera guiada informació de fonts preseleccionades i utilitzar-la en les</text:span></text:p>
            <text:p text:style-name="P44">tasques d’aprenentatge.</text:p>
          </table:table-cell>
          <table:table-cell table:style-name="Taula2.C66" office:value-type="string">
            <text:p text:style-name="P81">3rVLL.BL2.3.1 Emmagatzema adequadament la informació seleccionada en mitjans digitals.</text:p>
          </table:table-cell>
          <table:table-cell table:style-name="Taula2.D24" office:value-type="string">
            <text:p text:style-name="P95">CCLI</text:p>
            <text:p text:style-name="P95">CD</text:p>
            <text:p text:style-name="P95"/>
          </table:table-cell>
          <table:table-cell table:style-name="Taula2.E24" office:value-type="string">
            <text:p text:style-name="P95"/>
          </table:table-cell>
          <table:table-cell table:style-name="Taula2.F24" office:value-type="string">
            <text:p text:style-name="P95"/>
          </table:table-cell>
          <table:table-cell table:style-name="Taula2.G24" office:value-type="string">
            <text:p text:style-name="P95"/>
          </table:table-cell>
          <table:table-cell table:style-name="Taula2.H24" office:value-type="string">
            <text:p text:style-name="P95"/>
          </table:table-cell>
        </table:table-row>
        <table:table-row table:style-name="Taula2.1">
          <table:table-cell table:style-name="Taula2.A27" table:number-rows-spanned="3" office:value-type="string">
            <text:p text:style-name="P62">Utilització de manera autònoma de les biblioteques d’aula i de centre, per a obtindre informació i seleccionar lectures personals, fent <text:soft-page-break/>ús del sistema d’ordenació i classificació d’estes.</text:p>
            <text:p text:style-name="P63">Iniciació en la busca de documents a través de la utilització del programa de gestió de la biblioteca escolar.</text:p>
            <text:p text:style-name="P63">Coneixement i respecte de les normes de funcionament de les biblioteques per a un ús responsable d’estes.</text:p>
            <text:p text:style-name="P56"/>
          </table:table-cell>
          <table:table-cell table:style-name="Taula2.B27" table:number-rows-spanned="3" office:value-type="string">
            <text:p text:style-name="P42">3rVLL.BL2.4 <text:span text:style-name="T50">Utilitzar de manera autònoma les biblioteques d’aula i de centre per a obtindre informació i seleccionar lectures personals i reconéixer i utilitzar de </text:span><text:soft-page-break/><text:span text:style-name="T50">manera responsable els seus espais i els seus sistemes d’ordenació i classificació respectant les normes de funcionament.</text:span></text:p>
          </table:table-cell>
          <table:table-cell table:style-name="Taula2.C66" office:value-type="string">
            <text:p text:style-name="P81">3rVLL.BL2.4.1 Utilitza <text:span text:style-name="T36">de manera autònoma</text:span> les biblioteques d’aula i de centre per a obtindre informació i seleccionar lectures personals.</text:p>
          </table:table-cell>
          <table:table-cell table:style-name="Taula2.D25" office:value-type="string">
            <text:p text:style-name="P95">CSC</text:p>
            <text:p text:style-name="P95">SIEE</text:p>
            <text:p text:style-name="P95"/>
          </table:table-cell>
          <table:table-cell table:style-name="Taula2.E25" office:value-type="string">
            <text:p text:style-name="P95"/>
          </table:table-cell>
          <table:table-cell table:style-name="Taula2.F25" office:value-type="string">
            <text:p text:style-name="P95"/>
          </table:table-cell>
          <table:table-cell table:style-name="Taula2.G25" office:value-type="string">
            <text:p text:style-name="P95"/>
          </table:table-cell>
          <table:table-cell table:style-name="Taula2.H25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81">3rVLL.BL2.4.2 Reconeix i utilitza els sistemes d’ordenació i classificació de la biblioteca del centre.</text:p>
          </table:table-cell>
          <table:table-cell table:style-name="Taula2.D26" office:value-type="string">
            <text:p text:style-name="P95">CSC</text:p>
            <text:p text:style-name="P95"/>
          </table:table-cell>
          <table:table-cell table:style-name="Taula2.E26" office:value-type="string">
            <text:p text:style-name="P95"/>
          </table:table-cell>
          <table:table-cell table:style-name="Taula2.F26" office:value-type="string">
            <text:p text:style-name="P95"/>
          </table:table-cell>
          <table:table-cell table:style-name="Taula2.G26" office:value-type="string">
            <text:p text:style-name="P95"/>
          </table:table-cell>
          <table:table-cell table:style-name="Taula2.H26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81">3rVLL.BL2.4.3 Utilitza de manera responsable els materials i espais funcionals de la biblioteca de centre.</text:p>
          </table:table-cell>
          <table:table-cell table:style-name="Taula2.D27" office:value-type="string">
            <text:p text:style-name="P95">CSC</text:p>
            <text:p text:style-name="P95"/>
          </table:table-cell>
          <table:table-cell table:style-name="Taula2.E27" office:value-type="string">
            <text:p text:style-name="P95"/>
          </table:table-cell>
          <table:table-cell table:style-name="Taula2.F27" office:value-type="string">
            <text:p text:style-name="P95"/>
          </table:table-cell>
          <table:table-cell table:style-name="Taula2.G27" office:value-type="string">
            <text:p text:style-name="P95"/>
          </table:table-cell>
          <table:table-cell table:style-name="Taula2.H27" office:value-type="string">
            <text:p text:style-name="P95"/>
          </table:table-cell>
        </table:table-row>
        <table:table-row table:style-name="Taula2.1">
          <table:table-cell table:style-name="Taula2.A28" office:value-type="string">
            <text:p text:style-name="P92">Participació en diferents accions previstes en el Pla lector del centre referides a la comprensió i la dinamització lectora (debats amb escriptors, etc.).</text:p>
            <text:p text:style-name="P34"/>
          </table:table-cell>
          <table:table-cell table:style-name="Taula2.B28" office:value-type="string">
            <text:p text:style-name="P42">3rVLL.BL2.5 Participar de <text:span text:style-name="T51">manera</text:span> responsable a proposta dels adults en accions del Pla lector del centre, com ara debats amb escriptors, per a millorar la seua competència lectora i per a refermar l’hàbit lector.</text:p>
          </table:table-cell>
          <table:table-cell table:style-name="Taula2.C66" office:value-type="string">
            <text:p text:style-name="P81">3rVLL.BL2.5.1 Participa <text:span text:style-name="T36">de </text:span><text:span text:style-name="T38">forma</text:span><text:span text:style-name="T36"> activa i responsable,</text:span> a proposta dels adults, en accions del Pla lector del centre organitzades per al seu nivell educatiu (debats amb autors, etc.).</text:p>
          </table:table-cell>
          <table:table-cell table:style-name="Taula2.D28" office:value-type="string">
            <text:p text:style-name="P95">CCLI</text:p>
            <text:p text:style-name="P95">CSC</text:p>
            <text:p text:style-name="P95">CEC</text:p>
            <text:p text:style-name="P95"/>
          </table:table-cell>
          <table:table-cell table:style-name="Taula2.E28" office:value-type="string">
            <text:p text:style-name="P95"/>
          </table:table-cell>
          <table:table-cell table:style-name="Taula2.F28" office:value-type="string">
            <text:p text:style-name="P95"/>
          </table:table-cell>
          <table:table-cell table:style-name="Taula2.G28" office:value-type="string">
            <text:p text:style-name="P95"/>
          </table:table-cell>
          <table:table-cell table:style-name="Taula2.H28" office:value-type="string">
            <text:p text:style-name="P95"/>
          </table:table-cell>
        </table:table-row>
        <table:table-row table:style-name="Taula2.17">
          <table:table-cell table:style-name="Taula2.A2" table:number-columns-spanned="8" office:value-type="string">
            <text:p text:style-name="P55">BLOC 3. COMUNICACIÓ ESCRITA. ESCRIU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2.17">
          <table:table-cell table:style-name="Taula2.A3" office:value-type="string">
            <text:p text:style-name="P90">CONTINGUTS</text:p>
          </table:table-cell>
          <table:table-cell table:style-name="Taula2.A3" office:value-type="string">
            <text:p text:style-name="P90">CRITERIS D’AVALUACIÓ</text:p>
          </table:table-cell>
          <table:table-cell table:style-name="Taula2.A3" office:value-type="string">
            <text:p text:style-name="P90">INDICADORS D’ÈXIT</text:p>
          </table:table-cell>
          <table:table-cell table:style-name="Taula2.A3" office:value-type="string">
            <text:p text:style-name="P90">CCLV</text:p>
          </table:table-cell>
          <table:table-cell table:style-name="Taula2.A3" office:value-type="string">
            <text:p text:style-name="P91">1<text:span text:style-name="T64">r</text:span> T</text:p>
          </table:table-cell>
          <table:table-cell table:style-name="Taula2.A3" office:value-type="string">
            <text:p text:style-name="P91">2<text:span text:style-name="T64">n</text:span> T</text:p>
          </table:table-cell>
          <table:table-cell table:style-name="Taula2.A3" office:value-type="string">
            <text:p text:style-name="P91">3<text:span text:style-name="T64">r</text:span> T</text:p>
          </table:table-cell>
          <table:table-cell table:style-name="Taula2.H3" office:value-type="string">
            <text:p text:style-name="P91">FIN</text:p>
          </table:table-cell>
        </table:table-row>
        <table:table-row table:style-name="Taula2.1">
          <table:table-cell table:style-name="Taula2.A4" table:number-rows-spanned="4" office:value-type="string">
            <text:p text:style-name="P66">Coneixement i ús, a partir de models, dels elements bàsics (suport textual, silueta, variacions tipogràfiques, presència d’il·lustracions, etc.) dels textos escrits de la vida quotidiana de l’aula.</text:p>
            <text:p text:style-name="P67">Redacció de l’esborrany.</text:p>
            <text:p text:style-name="P67">Escriptura i reescri<text:span text:style-name="T52">pt</text:span>ura, individual o col·lectiva seguint models, de textos amb diferents intencions de l’àmbit escolar amb atenció a les normes gramaticals i ortogràfiques, amb una cal·ligrafia, orde i neteja adequats i amb un vocabulari en consonància al nivell educatiu.</text:p>
            <text:p text:style-name="P35"/>
          </table:table-cell>
          <table:table-cell table:style-name="Taula2.A4" table:number-rows-spanned="4" office:value-type="string">
            <text:p text:style-name="P43">3rVLL.BL3.1 Planificar i escriure, de <text:span text:style-name="T53">manera</text:span> reflexiva i dialogada, per mitjà de l’observació de models i amb la col·laboració dels seus companys, textos dels gèneres més habituals del nivell educatiu, redactant l’esborrany, substituint elements del model donat, respectant les seues característiques formals i l’orde lògic, amb un vocabulari apropiat i utilitzant els recursos lingüístics adequats.</text:p>
          </table:table-cell>
          <table:table-cell table:style-name="Taula2.A4" office:value-type="string">
            <text:p text:style-name="P53"><text:span text:style-name="T8">3r</text:span><text:span text:style-name="T9">V</text:span><text:span text:style-name="T8">LL.BL3.1.1 Participa per mitjà de</text:span><text:span text:style-name="T10"> l'observació de models,</text:span><text:span text:style-name="T11"> </text:span><text:span text:style-name="T8">en el procés col·lectiu de planificació i escriptura de textos (</text:span><text:span text:style-name="T12">descripcions, narracions inventades, exposicions de coneixements i instruccions per a realitzar activitats) </text:span><text:span text:style-name="T13">i en respecta les característiques formals</text:span><text:span text:style-name="T12">.</text:span></text:p>
          </table:table-cell>
          <table:table-cell table:style-name="Taula2.A4" office:value-type="string">
            <text:p text:style-name="P95">CCLI</text:p>
            <text:p text:style-name="P95">CAA</text:p>
            <text:p text:style-name="P95"/>
          </table:table-cell>
          <table:table-cell table:style-name="Taula2.A4" office:value-type="string">
            <text:p text:style-name="P95"/>
          </table:table-cell>
          <table:table-cell table:style-name="Taula2.A4" office:value-type="string">
            <text:p text:style-name="P95"/>
          </table:table-cell>
          <table:table-cell table:style-name="Taula2.A4" office:value-type="string">
            <text:p text:style-name="P95"/>
          </table:table-cell>
          <table:table-cell table:style-name="Taula2.H4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50">3rVLL.BL3.1.2 Quan redacta textos organitza la informació mantenint el tema i evitant detalls irrellevants.</text:p>
          </table:table-cell>
          <table:table-cell table:style-name="Taula2.D32" office:value-type="string">
            <text:p text:style-name="P95">CCLI</text:p>
            <text:p text:style-name="P95"/>
          </table:table-cell>
          <table:table-cell table:style-name="Taula2.E32" office:value-type="string">
            <text:p text:style-name="P95"/>
          </table:table-cell>
          <table:table-cell table:style-name="Taula2.F32" office:value-type="string">
            <text:p text:style-name="P95"/>
          </table:table-cell>
          <table:table-cell table:style-name="Taula2.G32" office:value-type="string">
            <text:p text:style-name="P95"/>
          </table:table-cell>
          <table:table-cell table:style-name="Taula2.H32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23">3rVLL.BL3.1.3 Quan redacta textos utilitza el vocabulari adequat i un llenguatge respectuós.</text:p>
          </table:table-cell>
          <table:table-cell table:style-name="Taula2.D33" office:value-type="string">
            <text:p text:style-name="P95">CCLI</text:p>
            <text:p text:style-name="P95"/>
          </table:table-cell>
          <table:table-cell table:style-name="Taula2.E33" office:value-type="string">
            <text:p text:style-name="P95"/>
          </table:table-cell>
          <table:table-cell table:style-name="Taula2.F33" office:value-type="string">
            <text:p text:style-name="P95"/>
          </table:table-cell>
          <table:table-cell table:style-name="Taula2.G33" office:value-type="string">
            <text:p text:style-name="P95"/>
          </table:table-cell>
          <table:table-cell table:style-name="Taula2.H33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50">3rVLL.BL3.1.<text:span text:style-name="T54">4</text:span> Quan redacta textos utilitza adequadament alguns recursos lingüístics (la comparació, la <text:span text:style-name="T34">hipèrbole</text:span> i el joc de <text:soft-page-break/>paraules).</text:p>
          </table:table-cell>
          <table:table-cell table:style-name="Taula2.D34" office:value-type="string">
            <text:p text:style-name="P95">CCLI</text:p>
            <text:p text:style-name="P95"/>
          </table:table-cell>
          <table:table-cell table:style-name="Taula2.E34" office:value-type="string">
            <text:p text:style-name="P95"/>
          </table:table-cell>
          <table:table-cell table:style-name="Taula2.F34" office:value-type="string">
            <text:p text:style-name="P95"/>
          </table:table-cell>
          <table:table-cell table:style-name="Taula2.G34" office:value-type="string">
            <text:p text:style-name="P95"/>
          </table:table-cell>
          <table:table-cell table:style-name="Taula2.H34" office:value-type="string">
            <text:p text:style-name="P95"/>
          </table:table-cell>
        </table:table-row>
        <table:table-row table:style-name="Taula2.1">
          <table:table-cell table:style-name="Taula2.A37" table:number-rows-spanned="3" office:value-type="string">
            <text:p text:style-name="P64">Avaluació i revisió del text amb ajuda de guies per a millorar-lo amb ajuda dels companys.</text:p>
            <text:p text:style-name="P65">Reescriptura del producte final.</text:p>
            <text:p text:style-name="P65">Selecció raonada de les produccions a incloure en el portfolio. </text:p>
            <text:p text:style-name="P36">Normes gramaticals i ortogràfiques bàsiques del nivell educatiu.</text:p>
          </table:table-cell>
          <table:table-cell table:style-name="Taula2.B37" table:number-rows-spanned="3" office:value-type="string">
            <text:p text:style-name="P39">3rVLL.BL3.2 <text:span text:style-name="T56">Realitzar, per mitjà de procediments guiats, el procés de revisió de textos escrits, detectant errors, de manera reflexiva i dialogada amb ajuda dels seus companys per a millorar el producte final i presentar-lo cuidant els seus aspectes formals i respectant les normes de correcció gramatical i ortogràfica del nivell educatiu.</text:span></text:p>
          </table:table-cell>
          <table:table-cell table:style-name="Taula2.C66" office:value-type="string">
            <text:p text:style-name="P82">3rVLL.BL3.2.1 Realitza <text:span text:style-name="T36">amb ajuda de guies</text:span> el procés de revisió de textos escrits detectant errors de manera reflexiva i dialogada amb ajuda dels seus companys per a millorar el producte final.</text:p>
          </table:table-cell>
          <table:table-cell table:style-name="Taula2.D35" office:value-type="string">
            <text:p text:style-name="P95">CCLI</text:p>
            <text:p text:style-name="P95">CAA</text:p>
            <text:p text:style-name="P95"/>
          </table:table-cell>
          <table:table-cell table:style-name="Taula2.E35" office:value-type="string">
            <text:p text:style-name="P95"/>
          </table:table-cell>
          <table:table-cell table:style-name="Taula2.F35" office:value-type="string">
            <text:p text:style-name="P95"/>
          </table:table-cell>
          <table:table-cell table:style-name="Taula2.G35" office:value-type="string">
            <text:p text:style-name="P95"/>
          </table:table-cell>
          <table:table-cell table:style-name="Taula2.H35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39">3rVLL.BL3.2.2 Presenta els textos revisats cuidant els seus aspectes formals (cal·ligrafia, format de presentació, etc.) adequant-los als gèneres textuals propis del nivell educatiu (descripcions, narracions inventades, exposicions de coneixements i instruccions per a realitzar activitats).</text:p>
            <text:p text:style-name="P26"/>
          </table:table-cell>
          <table:table-cell table:style-name="Taula2.D36" office:value-type="string">
            <text:p text:style-name="P95">CCLI</text:p>
            <text:p text:style-name="P95">CAA</text:p>
            <text:p text:style-name="P95"/>
          </table:table-cell>
          <table:table-cell table:style-name="Taula2.E36" office:value-type="string">
            <text:p text:style-name="P95"/>
          </table:table-cell>
          <table:table-cell table:style-name="Taula2.F36" office:value-type="string">
            <text:p text:style-name="P95"/>
          </table:table-cell>
          <table:table-cell table:style-name="Taula2.G36" office:value-type="string">
            <text:p text:style-name="P95"/>
          </table:table-cell>
          <table:table-cell table:style-name="Taula2.H36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54"><text:span text:style-name="T7">3rVLL.BL3.2.3 Presenta els textos revisats respectant les normes de correcció gramatical i ortogràfica del nivell educatiu (...)</text:span><text:span text:style-name="T55"> </text:span><text:span text:style-name="T7">* Vegeu quadro d’elements gramaticals</text:span></text:p>
          </table:table-cell>
          <table:table-cell table:style-name="Taula2.D37" office:value-type="string">
            <text:p text:style-name="P95">CCLI</text:p>
            <text:p text:style-name="P95">CAA</text:p>
            <text:p text:style-name="P95"/>
          </table:table-cell>
          <table:table-cell table:style-name="Taula2.E37" office:value-type="string">
            <text:p text:style-name="P95"/>
          </table:table-cell>
          <table:table-cell table:style-name="Taula2.F37" office:value-type="string">
            <text:p text:style-name="P95"/>
          </table:table-cell>
          <table:table-cell table:style-name="Taula2.G37" office:value-type="string">
            <text:p text:style-name="P95"/>
          </table:table-cell>
          <table:table-cell table:style-name="Taula2.H37" office:value-type="string">
            <text:p text:style-name="P95"/>
          </table:table-cell>
        </table:table-row>
        <table:table-row table:style-name="Taula2.1">
          <table:table-cell table:style-name="Taula2.A38" office:value-type="string">
            <text:p text:style-name="P16">Tècniques per al tractament de la informació: llistes, taules i gràfics.</text:p>
            <text:p text:style-name="P36"/>
          </table:table-cell>
          <table:table-cell table:style-name="Taula2.B38" office:value-type="string">
            <text:p text:style-name="P43">3rVLL.BL3.3 Utilitzar de forma guiada l’escriptura per a organitzar la informació, obtinguda durant l’escolta activa o la lectura reflexiva de fonts preseleccionades, per mitjà de llistes, taules i gràfics per a utilitzar-la en la <text:span text:style-name="T63">redacció de textos</text:span> o les tasques d’aprenentatge.</text:p>
          </table:table-cell>
          <table:table-cell table:style-name="Taula2.C66" office:value-type="string">
            <text:p text:style-name="P39">3rVLL.BL3.3.1 Organitza <text:span text:style-name="T36">de </text:span><text:span text:style-name="T39">forma</text:span><text:span text:style-name="T36"> guiada</text:span> la informació obtinguda durant l’escolta activa o la lectura de fonts preseleccionades per mitjà de gràfics per a utilitzar-la en la redacció de textos o en les tasques d’aprenentatge.</text:p>
          </table:table-cell>
          <table:table-cell table:style-name="Taula2.D38" office:value-type="string">
            <text:p text:style-name="P95">CAA</text:p>
            <text:p text:style-name="P95"/>
          </table:table-cell>
          <table:table-cell table:style-name="Taula2.E38" office:value-type="string">
            <text:p text:style-name="P95"/>
          </table:table-cell>
          <table:table-cell table:style-name="Taula2.F38" office:value-type="string">
            <text:p text:style-name="P95"/>
          </table:table-cell>
          <table:table-cell table:style-name="Taula2.G38" office:value-type="string">
            <text:p text:style-name="P95"/>
          </table:table-cell>
          <table:table-cell table:style-name="Taula2.H38" office:value-type="string">
            <text:p text:style-name="P95"/>
          </table:table-cell>
        </table:table-row>
        <table:table-row table:style-name="Taula2.17">
          <table:table-cell table:style-name="Taula2.A2" table:number-columns-spanned="8" office:value-type="string">
            <text:p text:style-name="P27">BLOC 4. CONEIXEMENT DE LA LLENGU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40" office:value-type="string">
            <text:p text:style-name="P88">CONTINGUTS</text:p>
          </table:table-cell>
          <table:table-cell table:style-name="Taula2.A40" office:value-type="string">
            <text:p text:style-name="P88">CRITERIS D’AVALUACIÓ</text:p>
          </table:table-cell>
          <table:table-cell table:style-name="Taula2.A40" office:value-type="string">
            <text:p text:style-name="P88">INDICADORS D’ÈXIT</text:p>
          </table:table-cell>
          <table:table-cell table:style-name="Taula2.A40" office:value-type="string">
            <text:p text:style-name="P88">CCLV</text:p>
          </table:table-cell>
          <table:table-cell table:style-name="Taula2.A40" office:value-type="string">
            <text:p text:style-name="P89">1<text:span text:style-name="T64">r</text:span> T</text:p>
          </table:table-cell>
          <table:table-cell table:style-name="Taula2.A40" office:value-type="string">
            <text:p text:style-name="P89">2<text:span text:style-name="T64">n</text:span> T</text:p>
          </table:table-cell>
          <table:table-cell table:style-name="Taula2.A40" office:value-type="string">
            <text:p text:style-name="P89">3<text:span text:style-name="T64">r</text:span> T</text:p>
          </table:table-cell>
          <table:table-cell table:style-name="Taula2.H40" office:value-type="string">
            <text:p text:style-name="P89">FIN</text:p>
          </table:table-cell>
        </table:table-row>
        <table:table-row table:style-name="Taula2.1">
          <table:table-cell table:style-name="Taula2.A4" table:number-rows-spanned="2" office:value-type="string">
            <text:p text:style-name="P38">Classificació i característiques generals de cada classe de nom.</text:p>
            <text:p text:style-name="P38">Adjectius determinatius: exclamatius.</text:p>
            <text:p text:style-name="P38">Concordança de gènere i nombre (substantius col·lectius, paraules <text:soft-page-break/>invariables, homònims, irregularitats en la concordança entre masculí i femení).</text:p>
            <text:p text:style-name="P38">Identificació de diftongs i hiats en les paraules.</text:p>
            <text:p text:style-name="P38">Regles bàsiques d’accentuació.</text:p>
            <text:p text:style-name="P38">Conjugació del mode indicatiu de verbs regulars.</text:p>
            <text:p text:style-name="P38">Formes impersonals dels verbs: gerundi i participi.</text:p>
            <text:p text:style-name="P38">Relació de les desinències verbals amb la conjugació: mode, temps, nombre i persona.</text:p>
            <text:p text:style-name="P38">Separació de les formes verbals en arrel i desinència.</text:p>
            <text:p text:style-name="P38">Ús de sigles.</text:p>
            <text:p text:style-name="P38"/>
          </table:table-cell>
          <table:table-cell table:style-name="Taula2.A4" table:number-rows-spanned="2" office:value-type="string">
            <text:p text:style-name="P12">3rVLL.BL4.1 <text:span text:style-name="T57">Aplicar els coneixements sobre els elements bàsics del sistema lingüístic adequats al nivell educatiu, adquirits per mitjà d’un procés guiat de reflexió individual i col·lectiva, per a interpretar, elaborar i revisar textos.</text:span></text:p>
          </table:table-cell>
          <table:table-cell table:style-name="Taula2.A4" office:value-type="string">
            <text:p text:style-name="P51">3rVLL.BL4.1.1 Participa, a través de la <text:s/>reflexió individual o col·lectiva, en el procés d’interpretació i elaboració de textos, aplicant, amb ajuda de guies per a l’observació, els coneixements sobre els elements del sistema lingüístic adequats al nivell educatiu.</text:p>
          </table:table-cell>
          <table:table-cell table:style-name="Taula2.A4" office:value-type="string">
            <text:p text:style-name="P95">CCLI</text:p>
            <text:p text:style-name="P95">CAA</text:p>
          </table:table-cell>
          <table:table-cell table:style-name="Taula2.A4" office:value-type="string">
            <text:p text:style-name="P95"/>
          </table:table-cell>
          <table:table-cell table:style-name="Taula2.A4" office:value-type="string">
            <text:p text:style-name="P95"/>
          </table:table-cell>
          <table:table-cell table:style-name="Taula2.A4" office:value-type="string">
            <text:p text:style-name="P95"/>
          </table:table-cell>
          <table:table-cell table:style-name="Taula2.H4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51">3rVLL.BL4.1.2 Participa en el <text:span text:style-name="T36">procés guiat</text:span> de revisió individual i col·lectiva de textos aplicant els coneixements sobre els elements del sistema lingüístic adequats al nivell educatiu detectant<text:span text:style-name="T40"> errors</text:span>.* Vegeu quadro d’elements gramaticals BL3</text:p>
          </table:table-cell>
          <table:table-cell table:style-name="Taula2.D42" office:value-type="string">
            <text:p text:style-name="P95">CCLI</text:p>
            <text:p text:style-name="P95">CAA</text:p>
            <text:p text:style-name="P95"/>
          </table:table-cell>
          <table:table-cell table:style-name="Taula2.E42" office:value-type="string">
            <text:p text:style-name="P95"/>
          </table:table-cell>
          <table:table-cell table:style-name="Taula2.F42" office:value-type="string">
            <text:p text:style-name="P95"/>
          </table:table-cell>
          <table:table-cell table:style-name="Taula2.G42" office:value-type="string">
            <text:p text:style-name="P95"/>
          </table:table-cell>
          <table:table-cell table:style-name="Taula2.H42" office:value-type="string">
            <text:p text:style-name="P95"/>
          </table:table-cell>
        </table:table-row>
        <table:table-row table:style-name="Taula2.1">
          <table:table-cell table:style-name="Taula2.A44" table:number-rows-spanned="2" office:value-type="string">
            <text:p text:style-name="P38">Selecció de les definicions donades en el diccionari segons el context de les paraules.</text:p>
            <text:p text:style-name="P38">Diferents classes de diccionaris.</text:p>
            <text:p text:style-name="P49">Normes d’ús del diccionari per a buscar qualsevol classe de paraula.</text:p>
            <text:p text:style-name="P46">Regles per a la formació de comparatius i superlatius.</text:p>
          </table:table-cell>
          <table:table-cell table:style-name="Taula2.B44" table:number-rows-spanned="2" office:value-type="string">
            <text:p text:style-name="P13">3rVLL.BL4.2 Utilitzar, de <text:span text:style-name="T58">manera</text:span> guiada, diferents tipus de diccionaris en línia i impresos (alfabètic, de sinònims i antònims) per a resoldre dubtes sobre el significat del vocabulari utilitzat en el procés d’interpretació, elaboració i revisió de textos.</text:p>
          </table:table-cell>
          <table:table-cell table:style-name="Taula2.C66" office:value-type="string">
            <text:p text:style-name="P22"><text:span text:style-name="T14">3rVLL.BL4.2.1 Resol dubtes sobre el significat del vocabulari utilitzat en el procés d’interpretació, elaboració i revisió de textos utilitzant, </text:span><text:span text:style-name="T16">de manera guiada</text:span><text:span text:style-name="T14">, diferents tipus de diccionaris en línia i impresos (alfabètic, de sinònims i antònims).</text:span></text:p>
          </table:table-cell>
          <table:table-cell table:style-name="Taula2.D43" office:value-type="string">
            <text:p text:style-name="P95">CCLI</text:p>
            <text:p text:style-name="P95">CD</text:p>
            <text:p text:style-name="P95">CAA</text:p>
            <text:p text:style-name="P95"/>
          </table:table-cell>
          <table:table-cell table:style-name="Taula2.E43" office:value-type="string">
            <text:p text:style-name="P95"/>
          </table:table-cell>
          <table:table-cell table:style-name="Taula2.F43" office:value-type="string">
            <text:p text:style-name="P95"/>
          </table:table-cell>
          <table:table-cell table:style-name="Taula2.G43" office:value-type="string">
            <text:p text:style-name="P95"/>
          </table:table-cell>
          <table:table-cell table:style-name="Taula2.H43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51">3rVLL.BL4.2.2 Amplia el seu vocabulari formant noves paraules utilitzant mecanismes de derivació (prefixos i sufixos, homonímia, polisèmia) per a millorar les seues produccions orals i escrites.</text:p>
          </table:table-cell>
          <table:table-cell table:style-name="Taula2.D44" office:value-type="string">
            <text:p text:style-name="P95">CCLI</text:p>
            <text:p text:style-name="P95"/>
          </table:table-cell>
          <table:table-cell table:style-name="Taula2.E44" office:value-type="string">
            <text:p text:style-name="P95"/>
          </table:table-cell>
          <table:table-cell table:style-name="Taula2.F44" office:value-type="string">
            <text:p text:style-name="P95"/>
          </table:table-cell>
          <table:table-cell table:style-name="Taula2.G44" office:value-type="string">
            <text:p text:style-name="P95"/>
          </table:table-cell>
          <table:table-cell table:style-name="Taula2.H44" office:value-type="string">
            <text:p text:style-name="P95"/>
          </table:table-cell>
        </table:table-row>
        <table:table-row table:style-name="Taula2.1">
          <table:table-cell table:style-name="Taula2.A46" table:number-rows-spanned="2" office:value-type="string">
            <text:p text:style-name="P38">Diferenciació del substantiu i del verb dins de l’oració.</text:p>
            <text:p text:style-name="P38">Diferenciació entre oració, paràgraf i text.</text:p>
            <text:p text:style-name="P38">Tipus d’oracions: exhortatives i dubitatives.</text:p>
            <text:p text:style-name="P38">Concordança de nombre i persona en els verbs, noms i pronoms <text:soft-page-break/>personals en l’oració.</text:p>
            <text:p text:style-name="P38"/>
          </table:table-cell>
          <table:table-cell table:style-name="Taula2.B46" table:number-rows-spanned="2" office:value-type="string">
            <text:p text:style-name="P13">3rVLL.BL4.3 <text:span text:style-name="T59">Diferenciar el subjecte, el predicat i aplicar la concordança dels seus elements dins de l’oració per a construir oracions simples adequades al nivell, detectant errors i resolent-ne els dubtes per mitjà d’un procés guiat de reflexió individual i col·lectiva.</text:span></text:p>
          </table:table-cell>
          <table:table-cell table:style-name="Taula2.C66" office:value-type="string">
            <text:p text:style-name="P87"><text:span text:style-name="T14">3rVLL.BL</text:span>4.3.1 En la comprensió i producció de textos, orals o escrits, identifica el subjecte i el predicat d’oracions simples i la concordança entre ambdós.</text:p>
          </table:table-cell>
          <table:table-cell table:style-name="Taula2.D45" office:value-type="string">
            <text:p text:style-name="P95">CCLI</text:p>
            <text:p text:style-name="P95">CAA</text:p>
            <text:p text:style-name="P95"/>
          </table:table-cell>
          <table:table-cell table:style-name="Taula2.E45" office:value-type="string">
            <text:p text:style-name="P95"/>
          </table:table-cell>
          <table:table-cell table:style-name="Taula2.F45" office:value-type="string">
            <text:p text:style-name="P95"/>
          </table:table-cell>
          <table:table-cell table:style-name="Taula2.G45" office:value-type="string">
            <text:p text:style-name="P95"/>
          </table:table-cell>
          <table:table-cell table:style-name="Taula2.H45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52">3rVLL.BL4.3.2 Quan interpreta, produïx o revisa textos orals o escrits, detecta errors de concordança entre subjecte i predicat <text:soft-page-break/>en oracions simples utilitzant guies per a l’observació i resol els seus dubtes participant activament en el procés <text:s/>de reflexió individual i col·lectiva.</text:p>
          </table:table-cell>
          <table:table-cell table:style-name="Taula2.D46" office:value-type="string">
            <text:p text:style-name="P95">CCLI</text:p>
            <text:p text:style-name="P95">CAA</text:p>
            <text:p text:style-name="P95"/>
          </table:table-cell>
          <table:table-cell table:style-name="Taula2.E46" office:value-type="string">
            <text:p text:style-name="P95"/>
          </table:table-cell>
          <table:table-cell table:style-name="Taula2.F46" office:value-type="string">
            <text:p text:style-name="P95"/>
          </table:table-cell>
          <table:table-cell table:style-name="Taula2.G46" office:value-type="string">
            <text:p text:style-name="P95"/>
          </table:table-cell>
          <table:table-cell table:style-name="Taula2.H46" office:value-type="string">
            <text:p text:style-name="P95"/>
          </table:table-cell>
        </table:table-row>
        <table:table-row table:style-name="Taula2.1">
          <table:table-cell table:style-name="Taula2.A47" office:value-type="string">
            <text:p text:style-name="P38">Associació de les diferents llengües d’Espanya amb les corresponents comunitats autònomes.</text:p>
            <text:p text:style-name="P38">Identificació de les principals característiques de les llengües d’Espanya.</text:p>
            <text:p text:style-name="P38">Interés per conéixer i per tindre competència en els dos idiomes cooficials de la Comunitat Valenciana.</text:p>
            <text:p text:style-name="P38">Consciència de les variants lingüístiques de les diferents llengües presents en el context social i escolar.</text:p>
            <text:p text:style-name="P38">Actitud positiva davant dels usos de les llengües, evitant qualsevol acte de discriminació.</text:p>
            <text:p text:style-name="P45">Reconeixement del valencià com a element fonamental de la nostra cultura.</text:p>
          </table:table-cell>
          <table:table-cell table:style-name="Taula2.B47" office:value-type="string">
            <text:p text:style-name="P9">3rVLL.BL4.4 Diferenciar els trets distintius de les llengües cooficials per a reconéixer-los en produccions orals i escrites, pròpies i alienes, tant dins com fora de l’àmbit escolar.</text:p>
          </table:table-cell>
          <table:table-cell table:style-name="Taula2.C66" office:value-type="string">
            <text:p text:style-name="P87"><text:span text:style-name="T14">3rVLL.</text:span>BL4.4.1 Diferencia, a partir de models, les<text:span text:style-name="T7"> comunitats de parla hispana i</text:span> els trets distintius de les llengües cooficials en les produccions pròpies i alienes de l’àmbit<text:span text:style-name="T14"> escolar i social pròxim.</text:span></text:p>
          </table:table-cell>
          <table:table-cell table:style-name="Taula2.D47" office:value-type="string">
            <text:p text:style-name="P95">CCLI</text:p>
            <text:p text:style-name="P95">CSC</text:p>
            <text:p text:style-name="P95"/>
          </table:table-cell>
          <table:table-cell table:style-name="Taula2.E47" office:value-type="string">
            <text:p text:style-name="P95"/>
          </table:table-cell>
          <table:table-cell table:style-name="Taula2.F47" office:value-type="string">
            <text:p text:style-name="P95"/>
          </table:table-cell>
          <table:table-cell table:style-name="Taula2.G47" office:value-type="string">
            <text:p text:style-name="P95"/>
          </table:table-cell>
          <table:table-cell table:style-name="Taula2.H47" office:value-type="string">
            <text:p text:style-name="P95"/>
          </table:table-cell>
        </table:table-row>
        <table:table-row table:style-name="Taula2.1">
          <table:table-cell table:style-name="Taula2.A49" table:number-rows-spanned="2" office:value-type="string">
            <text:p text:style-name="P78">Perseverança davant de l’esforç, força de voluntat. </text:p>
            <text:p text:style-name="P78">Constància i hàbits de treball. </text:p>
            <text:p text:style-name="P78">Capacitat de concentració. </text:p>
            <text:p text:style-name="P78">Adaptació a als canvis. </text:p>
            <text:p text:style-name="P78">Resiliència, superar obstacles i fracassos. </text:p>
            <text:p text:style-name="P78">Busca d’orientació o ajuda quan en necessita de forma precisa.</text:p>
            <text:p text:style-name="P83"/>
          </table:table-cell>
          <table:table-cell table:style-name="Taula2.B49" table:number-rows-spanned="2" office:value-type="string">
            <text:p text:style-name="P13">3rVLL.BL4.5 Seguir les instruccions de les tasques d’aprenentatge amb atenció i constància, adaptant-se als canvis sense desanimar-se davant de les dificultats, demanant ajuda si en necessita.</text:p>
          </table:table-cell>
          <table:table-cell table:style-name="Taula2.C66" office:value-type="string">
            <text:p text:style-name="P22">3rVLL.BL4.5.1 Seguix amb atenció i constància les instruccions per a realitzar dos activitats d’aprenentatge consecutives.</text:p>
          </table:table-cell>
          <table:table-cell table:style-name="Taula2.D48" office:value-type="string">
            <text:p text:style-name="P95">CAA</text:p>
            <text:p text:style-name="P95"/>
          </table:table-cell>
          <table:table-cell table:style-name="Taula2.E48" office:value-type="string">
            <text:p text:style-name="P95"/>
          </table:table-cell>
          <table:table-cell table:style-name="Taula2.F48" office:value-type="string">
            <text:p text:style-name="P95"/>
          </table:table-cell>
          <table:table-cell table:style-name="Taula2.G48" office:value-type="string">
            <text:p text:style-name="P95"/>
          </table:table-cell>
          <table:table-cell table:style-name="Taula2.H48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22">3rVLL.BL4.5.2 S'adapta als canvis que suposen les diferents activitats sense desanimar-se davant de les dificultats. </text:p>
          </table:table-cell>
          <table:table-cell table:style-name="Taula2.D49" office:value-type="string">
            <text:p text:style-name="P95">CAA</text:p>
            <text:p text:style-name="P95">SIEE</text:p>
            <text:p text:style-name="P95"/>
          </table:table-cell>
          <table:table-cell table:style-name="Taula2.E49" office:value-type="string">
            <text:p text:style-name="P95"/>
          </table:table-cell>
          <table:table-cell table:style-name="Taula2.F49" office:value-type="string">
            <text:p text:style-name="P95"/>
          </table:table-cell>
          <table:table-cell table:style-name="Taula2.G49" office:value-type="string">
            <text:p text:style-name="P95"/>
          </table:table-cell>
          <table:table-cell table:style-name="Taula2.H49" office:value-type="string">
            <text:p text:style-name="P95"/>
          </table:table-cell>
        </table:table-row>
        <table:table-row table:style-name="Taula2.1">
          <table:table-cell table:style-name="Taula2.A51" table:number-rows-spanned="2" office:value-type="string">
            <text:p text:style-name="P74">Planificació i organització de projectes individuals o col·lectius. </text:p>
            <text:p text:style-name="P75">Organització i gestió d’un projecte. Selecció de la informació tècnica i <text:soft-page-break/>els materials. </text:p>
            <text:p text:style-name="P75">Avaluació del projecte i el producte amb ajuda de guies. </text:p>
            <text:p text:style-name="P83">Millora del producte i del procés després de l’avaluació.</text:p>
          </table:table-cell>
          <table:table-cell table:style-name="Taula2.B51" table:number-rows-spanned="2" office:value-type="string">
            <text:p text:style-name="P13">3rVLL.BL4.6 Planificar la realització d’un producte o una tasca proposant un pla ordenat d’accions i avaluar el procés i la <text:soft-page-break/>qualitat del resultat amb les orientacions del professorat.</text:p>
          </table:table-cell>
          <table:table-cell table:style-name="Taula2.C66" office:value-type="string">
            <text:p text:style-name="P22">3rVLL.BL4.6.1 Proposa un pla ordenat d’accions per al desenrotllament d’un producte o una tasca quan</text:p>
            <text:p text:style-name="P22">participa en la seua planificació.</text:p>
          </table:table-cell>
          <table:table-cell table:style-name="Taula2.D50" office:value-type="string">
            <text:p text:style-name="P95">CAA</text:p>
            <text:p text:style-name="P95">SIEE</text:p>
            <text:p text:style-name="P95"/>
          </table:table-cell>
          <table:table-cell table:style-name="Taula2.E50" office:value-type="string">
            <text:p text:style-name="P95"/>
          </table:table-cell>
          <table:table-cell table:style-name="Taula2.F50" office:value-type="string">
            <text:p text:style-name="P95"/>
          </table:table-cell>
          <table:table-cell table:style-name="Taula2.G50" office:value-type="string">
            <text:p text:style-name="P95"/>
          </table:table-cell>
          <table:table-cell table:style-name="Taula2.H50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19"><text:span text:style-name="T17">3r</text:span><text:span text:style-name="T18">V</text:span><text:span text:style-name="T17">LL.BL4.6.2 Avalua </text:span><text:span text:style-name="T19">el </text:span><text:span text:style-name="T20">procés</text:span><text:span text:style-name="T19"> seguit i la </text:span><text:span text:style-name="T20">qualitat del resultat</text:span><text:span text:style-name="T19"> de la tasca tenint en compte aspectes</text:span><text:span text:style-name="T17"> prèviament determinats per l'adult o de forma col·lectiva.</text:span></text:p>
          </table:table-cell>
          <table:table-cell table:style-name="Taula2.D51" office:value-type="string">
            <text:p text:style-name="P95">CAA</text:p>
            <text:p text:style-name="P95">SIEE</text:p>
            <text:p text:style-name="P95"/>
          </table:table-cell>
          <table:table-cell table:style-name="Taula2.E51" office:value-type="string">
            <text:p text:style-name="P95"/>
          </table:table-cell>
          <table:table-cell table:style-name="Taula2.F51" office:value-type="string">
            <text:p text:style-name="P95"/>
          </table:table-cell>
          <table:table-cell table:style-name="Taula2.G51" office:value-type="string">
            <text:p text:style-name="P95"/>
          </table:table-cell>
          <table:table-cell table:style-name="Taula2.H51" office:value-type="string">
            <text:p text:style-name="P95"/>
          </table:table-cell>
        </table:table-row>
        <table:table-row table:style-name="Taula2.1">
          <table:table-cell table:style-name="Taula2.A54" table:number-rows-spanned="3" office:value-type="string">
            <text:p text:style-name="P79">Aplicació d’estratègies d’aprenentatge cooperatiu i per projectes. </text:p>
            <text:p text:style-name="P79">Desenrotllament de projectes en equip, transformació d’idees en accions, complint la seua part del treball en tasques que impliquen diversos companys. </text:p>
            <text:p text:style-name="P79">Ajuda, confluència, treball amb tots, acceptació de tots. </text:p>
            <text:p text:style-name="P84">Control de l’expressió de sentiments i emocions en conflictes.</text:p>
          </table:table-cell>
          <table:table-cell table:style-name="Taula2.B54" table:number-rows-spanned="3" office:value-type="string">
            <text:p text:style-name="P10">3rVLL.BL4.7 Participar en equips de treball realitzant la part de tasca que li correspon per a aconseguir metes comunes, reconeixent el seu rol, confiant en les seues possibilitats i en les dels seus companys i regulant les seues emocions davant dels conflictes, utilitzant el diàleg igualitari.</text:p>
          </table:table-cell>
          <table:table-cell table:style-name="Taula2.C66" office:value-type="string">
            <text:p text:style-name="P22">3rVLL.BL4.7.1 Reconeix el seu rol i el dels seus companys en un equip de treball i mostra confiança en les seues possibilitats mentres el posa en pràctica.</text:p>
          </table:table-cell>
          <table:table-cell table:style-name="Taula2.D52" office:value-type="string">
            <text:p text:style-name="P95">CSC</text:p>
            <text:p text:style-name="P95">CAA</text:p>
            <text:p text:style-name="P95">SIEE</text:p>
          </table:table-cell>
          <table:table-cell table:style-name="Taula2.E52" office:value-type="string">
            <text:p text:style-name="P95"/>
          </table:table-cell>
          <table:table-cell table:style-name="Taula2.F52" office:value-type="string">
            <text:p text:style-name="P95"/>
          </table:table-cell>
          <table:table-cell table:style-name="Taula2.G52" office:value-type="string">
            <text:p text:style-name="P95"/>
          </table:table-cell>
          <table:table-cell table:style-name="Taula2.H52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22">3r<text:span text:style-name="T60">VLL</text:span>.BL4.7.2 Participa en diàlegs per a resoldre conflictes interpersonals, escoltant amb atenció (mantenint un contacte ocular intermitent i demostrant interés amb gestos i paraules adequats).</text:p>
          </table:table-cell>
          <table:table-cell table:style-name="Taula2.D53" office:value-type="string">
            <text:p text:style-name="P95">CSC</text:p>
            <text:p text:style-name="P95"/>
          </table:table-cell>
          <table:table-cell table:style-name="Taula2.E53" office:value-type="string">
            <text:p text:style-name="P95"/>
          </table:table-cell>
          <table:table-cell table:style-name="Taula2.F53" office:value-type="string">
            <text:p text:style-name="P95"/>
          </table:table-cell>
          <table:table-cell table:style-name="Taula2.G53" office:value-type="string">
            <text:p text:style-name="P95"/>
          </table:table-cell>
          <table:table-cell table:style-name="Taula2.H53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24"><text:span text:style-name="T14">3r</text:span><text:span text:style-name="T40">VLL.BL4.</text:span><text:span text:style-name="T14">7.3 Utilitza el diàleg igualitari per a resoldre conflictes habituals expressant</text:span> les seues emocions i sentiments de manera adequada i mantenint la calma davant dels obstacles i malentesos.</text:p>
          </table:table-cell>
          <table:table-cell table:style-name="Taula2.D54" office:value-type="string">
            <text:p text:style-name="P95">CSC</text:p>
            <text:p text:style-name="P95">CCLI</text:p>
            <text:p text:style-name="P95">SIEE</text:p>
            <text:p text:style-name="P95"/>
          </table:table-cell>
          <table:table-cell table:style-name="Taula2.E54" office:value-type="string">
            <text:p text:style-name="P95"/>
          </table:table-cell>
          <table:table-cell table:style-name="Taula2.F54" office:value-type="string">
            <text:p text:style-name="P95"/>
          </table:table-cell>
          <table:table-cell table:style-name="Taula2.G54" office:value-type="string">
            <text:p text:style-name="P95"/>
          </table:table-cell>
          <table:table-cell table:style-name="Taula2.H54" office:value-type="string">
            <text:p text:style-name="P95"/>
          </table:table-cell>
        </table:table-row>
        <table:table-row table:style-name="Taula2.1">
          <table:table-cell table:style-name="Taula2.A56" table:number-rows-spanned="2" office:value-type="string">
            <text:p text:style-name="P13"/>
          </table:table-cell>
          <table:table-cell table:style-name="Taula2.B56" table:number-rows-spanned="2" office:value-type="string">
            <text:p text:style-name="P13">3rVLL.BL4.8 <text:span text:style-name="T61">Interactuar i compartir continguts de manera guiada utilitzant algunes de les ferramentes de comunicació més comunes en dispositius de les TIC, aplicant bones formes de conducta utilitzant un llenguatge no discriminatori.</text:span></text:p>
          </table:table-cell>
          <table:table-cell table:style-name="Taula2.C66" office:value-type="string">
            <text:p text:style-name="P22">3rVLL.BL4.8.1 Interactua i compartix continguts digitals <text:span text:style-name="T36">de manera guiada</text:span> utilitzant algunes de les ferramentes de comunicació més comuna en dispositius de les TIC (videoconferència, missatgeria instantània, telefonia, correu electrònic, etc.) identificant el seu interlocutor.</text:p>
          </table:table-cell>
          <table:table-cell table:style-name="Taula2.D55" office:value-type="string">
            <text:p text:style-name="P95">CCLI</text:p>
            <text:p text:style-name="P95">CD</text:p>
            <text:p text:style-name="P95">CSC</text:p>
            <text:p text:style-name="P95"/>
          </table:table-cell>
          <table:table-cell table:style-name="Taula2.E55" office:value-type="string">
            <text:p text:style-name="P95"/>
          </table:table-cell>
          <table:table-cell table:style-name="Taula2.F55" office:value-type="string">
            <text:p text:style-name="P95"/>
          </table:table-cell>
          <table:table-cell table:style-name="Taula2.G55" office:value-type="string">
            <text:p text:style-name="P95"/>
          </table:table-cell>
          <table:table-cell table:style-name="Taula2.H55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22">3rVLL.BL4.8.2 Interactua i compartix continguts digitals utilitzant un llenguatge no discriminatori i comunicant a l’adult les males conductes identificades.</text:p>
          </table:table-cell>
          <table:table-cell table:style-name="Taula2.D56" office:value-type="string">
            <text:p text:style-name="P95">CCLI</text:p>
            <text:p text:style-name="P95">CD</text:p>
            <text:p text:style-name="P95">CSC</text:p>
            <text:p text:style-name="P95"/>
          </table:table-cell>
          <table:table-cell table:style-name="Taula2.E56" office:value-type="string">
            <text:p text:style-name="P95"/>
          </table:table-cell>
          <table:table-cell table:style-name="Taula2.F56" office:value-type="string">
            <text:p text:style-name="P95"/>
          </table:table-cell>
          <table:table-cell table:style-name="Taula2.G56" office:value-type="string">
            <text:p text:style-name="P95"/>
          </table:table-cell>
          <table:table-cell table:style-name="Taula2.H56" office:value-type="string">
            <text:p text:style-name="P95"/>
          </table:table-cell>
        </table:table-row>
        <table:table-row table:style-name="Taula2.17">
          <table:table-cell table:style-name="Taula2.A2" table:number-columns-spanned="8" office:value-type="string">
            <text:p text:style-name="P28">BLOC 5. <text:s/>EDUCACIÓ LITER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40" office:value-type="string">
            <text:p text:style-name="P88">CONTINGUTS</text:p>
          </table:table-cell>
          <table:table-cell table:style-name="Taula2.B58" office:value-type="string">
            <text:p text:style-name="P88">CRITERIS D’AVALUACIÓ</text:p>
          </table:table-cell>
          <table:table-cell table:style-name="Taula2.B58" office:value-type="string">
            <text:p text:style-name="P88">INDICADORS D’ÈXIT</text:p>
          </table:table-cell>
          <table:table-cell table:style-name="Taula2.B58" office:value-type="string">
            <text:p text:style-name="P88">CCLV</text:p>
          </table:table-cell>
          <table:table-cell table:style-name="Taula2.B58" office:value-type="string">
            <text:p text:style-name="P89">1<text:span text:style-name="T64">r</text:span> T</text:p>
          </table:table-cell>
          <table:table-cell table:style-name="Taula2.B58" office:value-type="string">
            <text:p text:style-name="P89">2<text:span text:style-name="T64">n</text:span> T</text:p>
          </table:table-cell>
          <table:table-cell table:style-name="Taula2.B58" office:value-type="string">
            <text:p text:style-name="P89">3<text:span text:style-name="T64">r</text:span> T</text:p>
          </table:table-cell>
          <table:table-cell table:style-name="Taula2.H58" office:value-type="string">
            <text:p text:style-name="P89">FIN</text:p>
          </table:table-cell>
        </table:table-row>
        <table:table-row table:style-name="Taula2.1">
          <table:table-cell table:style-name="Taula2.A63" table:number-rows-spanned="5" office:value-type="string">
            <text:p text:style-name="P38">Ús de referències metaliteràries per <text:soft-page-break/>a la identificació, a través de la lectura o l’audició autònomes o dialogades, per mitjà d’interacció, en l’àmbit escolar dels elements que caracteritzen textos narratius, poètics i teatrals.</text:p>
            <text:p text:style-name="P38">La rima i el ritme com a elements distintius de poemes i cançons.</text:p>
            <text:p text:style-name="P47">El narrador, els personatges principals i secundaris, l’espai i el temps en contes i altres relats breus, encara que no apareguen de manera explícita.</text:p>
          </table:table-cell>
          <table:table-cell table:style-name="Taula2.B63" table:number-rows-spanned="5" office:value-type="string">
            <text:p text:style-name="P11">3rVLL.BL5.1 Identificar utilitzant expressions específiques de la <text:soft-page-break/>terminologia literària, els elements que caracteritzen els textos literaris narratius, poètics i teatrals i alguns recursos retòrics quan apareixen en textos literaris, mentres participa en activitats de lectura, audició col·lectiva, recitat i dramatització.</text:p>
          </table:table-cell>
          <table:table-cell table:style-name="Taula2.C66" office:value-type="string">
            <text:p text:style-name="P86">3rVLL.BL5.1.1 Identifica, <text:span text:style-name="T36">utilitzant expressions específiques</text:span> de la <text:soft-page-break/>terminologia literària, les diferències entre textos narratius, lírics i teatrals d’ús habitual en l’aula.</text:p>
          </table:table-cell>
          <table:table-cell table:style-name="Taula2.D59" office:value-type="string">
            <text:p text:style-name="P95">CCLI</text:p>
            <text:p text:style-name="P95">CEC</text:p>
            <text:p text:style-name="P95"><text:soft-page-break/></text:p>
          </table:table-cell>
          <table:table-cell table:style-name="Taula2.E59" office:value-type="string">
            <text:p text:style-name="P95"/>
          </table:table-cell>
          <table:table-cell table:style-name="Taula2.F59" office:value-type="string">
            <text:p text:style-name="P95"/>
          </table:table-cell>
          <table:table-cell table:style-name="Taula2.G59" office:value-type="string">
            <text:p text:style-name="P95"/>
          </table:table-cell>
          <table:table-cell table:style-name="Taula2.H59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51"><text:span text:style-name="T3">3r</text:span><text:span text:style-name="T4">V</text:span><text:span text:style-name="T3">LL.BL5.1.2 Identifica i anomena, utilitzant</text:span><text:span text:style-name="T5"> expressions específiques</text:span><text:span text:style-name="T3"> de la terminologia literària, els </text:span><text:span text:style-name="T6">elements bàsics (narrador, personatges, espai i temps)</text:span><text:span text:style-name="T3"> de </text:span><text:span text:style-name="T6">relats </text:span><text:span text:style-name="T3">sempre que apareguen de manera explícita.</text:span></text:p>
          </table:table-cell>
          <table:table-cell table:style-name="Taula2.D60" office:value-type="string">
            <text:p text:style-name="P95">CCLI</text:p>
            <text:p text:style-name="P95">CEC</text:p>
            <text:p text:style-name="P95"/>
          </table:table-cell>
          <table:table-cell table:style-name="Taula2.E60" office:value-type="string">
            <text:p text:style-name="P95"/>
          </table:table-cell>
          <table:table-cell table:style-name="Taula2.F60" office:value-type="string">
            <text:p text:style-name="P95"/>
          </table:table-cell>
          <table:table-cell table:style-name="Taula2.G60" office:value-type="string">
            <text:p text:style-name="P95"/>
          </table:table-cell>
          <table:table-cell table:style-name="Taula2.H60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86">3rVLL.BL5.1.3 Identifica i anomena, <text:span text:style-name="T36">utilitzant expressions específiques</text:span> de la terminologia literària, els elements bàsics (rima i ritme) de poemes i cançons d’ús habitual en l’aula.</text:p>
          </table:table-cell>
          <table:table-cell table:style-name="Taula2.D61" office:value-type="string">
            <text:p text:style-name="P95">CCLI</text:p>
            <text:p text:style-name="P95">CEC</text:p>
            <text:p text:style-name="P95"/>
          </table:table-cell>
          <table:table-cell table:style-name="Taula2.E61" office:value-type="string">
            <text:p text:style-name="P95"/>
          </table:table-cell>
          <table:table-cell table:style-name="Taula2.F61" office:value-type="string">
            <text:p text:style-name="P95"/>
          </table:table-cell>
          <table:table-cell table:style-name="Taula2.G61" office:value-type="string">
            <text:p text:style-name="P95"/>
          </table:table-cell>
          <table:table-cell table:style-name="Taula2.H61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2" office:value-type="string">
            <text:p text:style-name="P86">3rVLL.BL5.1.4 Identifica, <text:span text:style-name="T36">utilitzant expressions específiques</text:span> de la terminologia literària, els elements bàsics (diàlegs i acotacions) de textos teatrals d’ús habitual en l’aula.</text:p>
          </table:table-cell>
          <table:table-cell table:style-name="Taula2.D62" office:value-type="string">
            <text:p text:style-name="P95">CCLI</text:p>
            <text:p text:style-name="P95">CEC</text:p>
            <text:p text:style-name="P95"/>
          </table:table-cell>
          <table:table-cell table:style-name="Taula2.E62" office:value-type="string">
            <text:p text:style-name="P95"/>
          </table:table-cell>
          <table:table-cell table:style-name="Taula2.F62" office:value-type="string">
            <text:p text:style-name="P95"/>
          </table:table-cell>
          <table:table-cell table:style-name="Taula2.G62" office:value-type="string">
            <text:p text:style-name="P95"/>
          </table:table-cell>
          <table:table-cell table:style-name="Taula2.H62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86">3rVLL.BL5.1.5 Identifica, utilitzant expressions específiques de la terminologia literària, la comparació, els jocs de paraules i la hipèrbole quan apareixen en textos d’ús habitual en l’aula.</text:p>
          </table:table-cell>
          <table:table-cell table:style-name="Taula2.D63" office:value-type="string">
            <text:p text:style-name="P95">CCLI</text:p>
            <text:p text:style-name="P95">CEC</text:p>
            <text:p text:style-name="P95"/>
          </table:table-cell>
          <table:table-cell table:style-name="Taula2.E63" office:value-type="string">
            <text:p text:style-name="P95"/>
          </table:table-cell>
          <table:table-cell table:style-name="Taula2.F63" office:value-type="string">
            <text:p text:style-name="P95"/>
          </table:table-cell>
          <table:table-cell table:style-name="Taula2.G63" office:value-type="string">
            <text:p text:style-name="P95"/>
          </table:table-cell>
          <table:table-cell table:style-name="Taula2.H63" office:value-type="string">
            <text:p text:style-name="P95"/>
          </table:table-cell>
        </table:table-row>
        <table:table-row table:style-name="Taula2.1">
          <table:table-cell table:style-name="Taula2.A64" office:value-type="string">
            <text:p text:style-name="P38">Elaboració amb ajuda de guies, de manera individual o col·lectiva (col·laborativa), de poemes amb ús de recursos mètrics i retòrics adequats al nivell educatiu.</text:p>
            <text:p text:style-name="P38">La hipèrbole.</text:p>
            <text:p text:style-name="P38">Ús de referències metaliteràries per a la identificació de la hipèrbole, a través de la lectura o l’audició autònomes o dialogades, en l’àmbit escolar.</text:p>
            <text:p text:style-name="P47">Selecció raonada de les produccions a incloure en el <text:soft-page-break/>portfolio.</text:p>
          </table:table-cell>
          <table:table-cell table:style-name="Taula2.B64" office:value-type="string">
            <text:p text:style-name="P11">3rVLL.BL5.2 Buscar i seleccionar informació de manera responsable de fonts preseleccionades, emmagatzemant-la digitalment, sobre l’entorn social o la pròpia tradició cultural a través de la lectura o audició col·lectiva dels textos literaris dels gèneres i subgèneres adequats al nivell educatiu per a ampliar els seus coneixements i utilitzar-la en les tasques d’aprenentatge.</text:p>
          </table:table-cell>
          <table:table-cell table:style-name="Taula2.C66" office:value-type="string">
            <text:p text:style-name="P87"><text:span text:style-name="T14">3rVLL.</text:span><text:span text:style-name="T7">BL5.2.1 Busca i s</text:span><text:span text:style-name="T14">elecciona informació de manera responsable, a partir de fonts preseleccionades utilitzant guies específiques per a la tasca</text:span><text:span text:style-name="T22"> </text:span><text:span text:style-name="T7">sobre l’entorn</text:span><text:span text:style-name="T14"> o la tradició cultural </text:span><text:span text:style-name="T7">a través de la lectura o audició col·lectiva dels textos literaris dels gèneres i subgèneres adequats al nivell educatiu per a ampliar els seus coneixements i utilitzar-la en les tasques d’aprenentatge.</text:span></text:p>
          </table:table-cell>
          <table:table-cell table:style-name="Taula2.D64" office:value-type="string">
            <text:p text:style-name="P95">CD</text:p>
            <text:p text:style-name="P95">CAA</text:p>
            <text:p text:style-name="P95">CEC</text:p>
            <text:p text:style-name="P95"/>
          </table:table-cell>
          <table:table-cell table:style-name="Taula2.E64" office:value-type="string">
            <text:p text:style-name="P95"/>
          </table:table-cell>
          <table:table-cell table:style-name="Taula2.F64" office:value-type="string">
            <text:p text:style-name="P95"/>
          </table:table-cell>
          <table:table-cell table:style-name="Taula2.G64" office:value-type="string">
            <text:p text:style-name="P95"/>
          </table:table-cell>
          <table:table-cell table:style-name="Taula2.H64" office:value-type="string">
            <text:p text:style-name="P95"/>
          </table:table-cell>
        </table:table-row>
        <table:table-row table:style-name="Taula2.1">
          <table:table-cell table:style-name="Taula2.A66" table:number-rows-spanned="2" office:value-type="string">
            <text:p text:style-name="P11"/>
          </table:table-cell>
          <table:table-cell table:style-name="Taula2.B66" table:number-rows-spanned="2" office:value-type="string">
            <text:p text:style-name="P11">3rVLL.BL5.3 Escriure de manera col·laborativa, seguint guies i models, amb sentit estètic i creativitat, narracions breus i poemes amb recursos retòrics i mètrics adequats al nivell.</text:p>
          </table:table-cell>
          <table:table-cell table:style-name="Taula2.C66" office:value-type="string">
            <text:p text:style-name="P25"><text:span text:style-name="T7">3rVLL.BL5.3.1 Escriu de manera col·laborativa </text:span><text:span text:style-name="T15">seguint guies i models</text:span><text:span text:style-name="T21">, </text:span><text:span text:style-name="T7">amb sentit estètic i creativitat, narracions breus utilitzant adequadament les estratègies de producció escrita i els recursos retòrics adequats al nivell.</text:span></text:p>
          </table:table-cell>
          <table:table-cell table:style-name="Taula2.D65" office:value-type="string">
            <text:p text:style-name="P95">CCLI</text:p>
            <text:p text:style-name="P95">CEC</text:p>
            <text:p text:style-name="P95">SIEE</text:p>
            <text:p text:style-name="P95"/>
          </table:table-cell>
          <table:table-cell table:style-name="Taula2.E65" office:value-type="string">
            <text:p text:style-name="P95"/>
          </table:table-cell>
          <table:table-cell table:style-name="Taula2.F65" office:value-type="string">
            <text:p text:style-name="P95"/>
          </table:table-cell>
          <table:table-cell table:style-name="Taula2.G65" office:value-type="string">
            <text:p text:style-name="P95"/>
          </table:table-cell>
          <table:table-cell table:style-name="Taula2.H65" office:value-type="string">
            <text:p text:style-name="P95"/>
          </table:table-cell>
        </table:table-row>
        <table:table-row table:style-name="Taula2.1">
          <table:covered-table-cell/>
          <table:covered-table-cell/>
          <table:table-cell table:style-name="Taula2.C66" office:value-type="string">
            <text:p text:style-name="P25"><text:span text:style-name="T7">3rVLL.BL5.3.2 Escriu de manera col·laborativa, </text:span><text:span text:style-name="T15">seguint guies i models</text:span><text:span text:style-name="T21">, </text:span><text:span text:style-name="T7">amb sentit estètic i creativitat, poemes utilitzant adequadament les estratègies de producció escrita i els recursos retòrics i mètrics adequats al nivell.</text:span></text:p>
          </table:table-cell>
          <table:table-cell table:style-name="Taula2.D66" office:value-type="string">
            <text:p text:style-name="P95">CCLI</text:p>
            <text:p text:style-name="P95">CEC</text:p>
            <text:p text:style-name="P95">SIEE</text:p>
            <text:p text:style-name="P95"/>
          </table:table-cell>
          <table:table-cell table:style-name="Taula2.E66" office:value-type="string">
            <text:p text:style-name="P95"/>
          </table:table-cell>
          <table:table-cell table:style-name="Taula2.F66" office:value-type="string">
            <text:p text:style-name="P95"/>
          </table:table-cell>
          <table:table-cell table:style-name="Taula2.G66" office:value-type="string">
            <text:p text:style-name="P95"/>
          </table:table-cell>
          <table:table-cell table:style-name="Taula2.H66" office:value-type="string">
            <text:p text:style-name="P95"/>
          </table:table-cell>
        </table:table-row>
        <table:table-row table:style-name="Taula2.1">
          <table:table-cell table:style-name="Taula2.A67" office:value-type="string">
            <text:p text:style-name="P11"/>
          </table:table-cell>
          <table:table-cell table:style-name="Taula2.B67" office:value-type="string">
            <text:p text:style-name="P11">3rVLL.BL5.4 Participar en produccions col·lectives realitzant dramatitzacions de textos literaris i no literaris adequats al nivell i als seus interessos, com ara contes, diàlegs, jocs de rol..., aplicant amb sentit estètic les estratègies de comunicació oral i les tècniques expressives apreses.</text:p>
          </table:table-cell>
          <table:table-cell table:style-name="Taula2.C67" office:value-type="string">
            <text:p text:style-name="P86"><text:span text:style-name="T40">3rVLL.BL5.4.</text:span><text:span text:style-name="T41">1</text:span><text:span text:style-name="T40"> Realitza</text:span> dramatitzacions de textos literaris i no literaris<text:span text:style-name="T40"> (contes, diàlegs, jocs de rol...)</text:span> aplicant les tècniques expressives i teatrals <text:span text:style-name="T35">apreses.</text:span></text:p>
          </table:table-cell>
          <table:table-cell table:style-name="Taula2.D67" office:value-type="string">
            <text:p text:style-name="P95">CCLI</text:p>
            <text:p text:style-name="P95">CSC</text:p>
            <text:p text:style-name="P95">CEC</text:p>
            <text:p text:style-name="P95"/>
          </table:table-cell>
          <table:table-cell table:style-name="Taula2.E67" office:value-type="string">
            <text:p text:style-name="P95"/>
          </table:table-cell>
          <table:table-cell table:style-name="Taula2.F67" office:value-type="string">
            <text:p text:style-name="P95"/>
          </table:table-cell>
          <table:table-cell table:style-name="Taula2.G67" office:value-type="string">
            <text:p text:style-name="P95"/>
          </table:table-cell>
          <table:table-cell table:style-name="Taula2.H67" office:value-type="string">
            <text:p text:style-name="P95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Calibri3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4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icrosoft YaHei" style:font-family-complex="'Microsoft YaHe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lbany" fo:font-family="Albany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icrosoft YaHei" style:font-family-complex="'Microsoft YaHei'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weight="bold" style:letter-kerning="true" style:font-name-asian="Mangal" style:font-family-asian="Mangal" style:font-family-generic-asian="system" style:font-pitch-asian="variable" style:font-size-asian="12pt" style:language-asian="hi" style:country-asian="IN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Table_20_Contents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Table_20_Contents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_33__20_competencias" style:display-name="3 competencias" style:family="paragraph" style:parent-style-name="Table_20_Contents">
      <style:paragraph-properties style:line-height-at-least="0.353cm" fo:text-align="center" style:justify-single-word="false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weight-asian="bold" style:font-name-complex="Calibri" style:font-family-complex="Calibri" style:font-family-generic-complex="swiss" style:font-pitch-complex="variable" style:font-weight-complex="bold"/>
    </style:style>
    <style:style style:name="texto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family="Calibri" style:font-family-generic="swiss" style:font-pitch="variable" fo:font-size="9pt" fo:language="ca" fo:country="ES" fo:font-weight="normal" style:font-size-asian="9pt" style:font-weight-asian="normal" style:font-name-complex="Calibri" style:font-family-complex="Calibri" style:font-family-generic-complex="swiss" style:font-pitch-complex="variable" style:font-weight-complex="normal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2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lbany2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9pt" fo:language="ca" fo:country="ES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language="ca" fo:country="ES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32__20_contenidos" style:display-name="2 contenidos" style:family="paragraph" style:parent-style-name="Text_20_body">
      <style:paragraph-properties fo:margin-top="0cm" fo:margin-bottom="0cm" style:contextual-spacing="false" fo:text-align="center" style:justify-single-word="false" style:snap-to-layout-grid="false"/>
      <style:text-properties fo:color="#000000" style:font-name="Calibri" fo:font-family="Calibri" style:font-family-generic="swiss" style:font-pitch="variable" fo:language="ca" fo:country="ES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_34__20_números" style:display-name="4 número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11pt" fo:language="ca" fo:country="ES" fo:font-weight="bold" style:letter-kerning="true" style:font-name-asian="Calibri4" style:font-family-asian="Calibri" style:font-family-generic-asian="system" style:font-pitch-asian="variable" style:font-size-asian="11pt" style:language-asian="hi" style:country-asian="IN" style:font-weight-asian="bold"/>
    </style:style>
    <style:style style:name="_33__20_comp" style:display-name="3 comp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12pt" fo:language="ca" fo:country="ES" fo:font-weight="bold" style:letter-kerning="true" style:font-name-asian="Calibri4" style:font-family-asian="Calibri" style:font-family-generic-asian="system" style:font-pitch-asian="variable" style:font-size-asian="12pt" style:language-asian="hi" style:country-asian="IN" style:font-weight-asian="bold"/>
    </style:style>
    <style:style style:name="gris" style:family="paragraph" style:default-outline-level="">
      <style:paragraph-properties fo:text-align="start" style:justify-single-word="false" fo:orphans="0" fo:widows="0"/>
      <style:text-properties fo:color="#000000" style:font-name="Calibri2" fo:font-family="Calibri" style:font-family-generic="roman" style:font-pitch="variable" fo:font-size="11pt" fo:language="ca" fo:country="ES" fo:font-weight="bold" style:letter-kerning="true" style:font-name-asian="Calibri4" style:font-family-asian="Calibri" style:font-family-generic-asian="system" style:font-pitch-asian="variable" style:font-size-asian="11pt" style:language-asian="hi" style:country-asian="IN" style:font-weight-asian="bold"/>
    </style:style>
    <style:style style:name="_35__20_competencias" style:display-name="5 competencia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fo:font-weight="bold" style:letter-kerning="true" style:font-name-asian="Calibri4" style:font-family-asian="Calibri" style:font-family-generic-asian="system" style:font-pitch-asian="variable" style:font-size-asian="9pt" style:language-asian="hi" style:country-asian="IN" style:font-weight-asian="bold"/>
    </style:style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style:letter-kerning="true" style:font-name-asian="Calibri3" style:font-family-asian="Calibri" style:font-pitch-asian="variable" style:font-size-asian="9pt" style:language-asian="hi" style:country-asian="IN"/>
    </style:style>
    <style:style style:name="Texto_20_independiente_20_2" style:display-name="Texto independiente 2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style:letter-kerning="true" style:font-name-asian="Calibri3" style:font-family-asian="Calibri" style:font-pitch-asian="variable" style:font-size-asian="9pt" style:language-asian="hi" style:country-asian="IN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margin-top="0cm" fo:margin-bottom="0cm" style:contextual-spacing="false" fo:text-align="start" style:justify-single-word="false" fo:orphans="0" fo:widows="0" fo:text-indent="0cm" style:auto-text-indent="false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WW-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3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roman" style:font-pitch="variable" fo:font-size="14pt" fo:language="es" fo:country="ES" style:letter-kerning="true" style:font-name-asian="Liberation Sans1" style:font-family-asian="'Liberation Sans'" style:font-pitch-asian="variable" style:font-size-asian="14pt" style:language-asian="hi" style:country-asian="IN"/>
    </style:style>
    <style:style style:name="Cuadrícula_20_mediana_20_2" style:display-name="Cuadrícula mediana 2" style:family="paragraph" style:default-outline-level="">
      <style:paragraph-properties fo:margin-left="0.101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000000" style:font-name="Calibri2" fo:font-family="Calibri" style:font-family-generic="roman" style:font-pitch="variable" fo:font-size="9pt" fo:language="es" fo:country="ES" style:font-name-asian="Calibri4" style:font-family-asian="Calibri" style:font-family-generic-asian="system" style:font-pitch-asian="variable" style:font-size-asian="9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_33__20_contenidos" style:display-name="3 contenidos" style:family="paragraph" style:default-outline-level="">
      <style:paragraph-properties fo:margin-top="0cm" fo:margin-bottom="0cm" style:contextual-spacing="false" fo:text-align="center" style:justify-single-word="false" fo:orphans="0" fo:widows="0"/>
      <style:text-properties fo:color="#000000" style:font-name="Calibri2" fo:font-family="Calibri" style:font-family-generic="roman" style:font-pitch="variable" fo:font-size="12pt" fo:language="ca" fo:country="ES" fo:font-weight="bold" style:letter-kerning="true" style:font-name-asian="Calibri4" style:font-family-asian="Calibri" style:font-family-generic-asian="system" style:font-pitch-asian="variable" style:font-size-asian="12pt" style:language-asian="hi" style:country-asian="IN" style:font-weight-asian="bold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2pt" fo:language="es" fo:country="ES" style:letter-kerning="true" style:font-name-asian="Verdana1" style:font-family-asian="Verdana" style:font-family-generic-asian="system" style:font-pitch-asian="variable" style:font-size-asian="12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76cm" fo:margin-bottom="0.21cm" style:contextual-spacing="false"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2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3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2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rial1" fo:font-family="Arial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1" style:display-name="Fuente de párrafo predeter.1" style:family="text"/>
    <style:style style:name="WW-Fuente_20_de_20_párrafo_20_predeter." style:display-name="WW-Fuente de párrafo predeter." style:family="text"/>
    <style:style style:name="WW-Absatz-Standardschriftart111" style:family="text"/>
    <style:style style:name="WW-Fuente_20_de_20_párrafo_20_predeter.1" style:display-name="WW-Fuente de párrafo predeter.1" style:family="text"/>
    <style:style style:name="Numbering_20_Symbols" style:display-name="Numbering Symbols" style:family="text"/>
    <style:style style:name="WW-Absatz-Standardschriftart1111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ie_20_de_20_página_20_Car" style:display-name="Pie de página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Encabezado_20_Car" style:display-name="Encabezado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WW-Absatz-Standardschriftart11111111111" style:family="text"/>
    <style:style style:name="Énfasis_20_sutil" style:display-name="Énfasis sutil" style:family="text" style:parent-style-name="WW-Fuente_20_de_20_párrafo_20_predeter.1">
      <style:text-properties fo:color="#808080" fo:font-style="italic" style:font-style-asian="italic" style:font-style-complex="italic"/>
    </style:style>
    <style:style style:name="WW-Absatz-Standardschriftart11111" style:family="text"/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ListLabel_20_14" style:display-name="ListLabel 14" style:family="text">
      <style:text-properties style:font-name-asian="Times" style:font-family-asian="Times" style:font-family-generic-asian="system" style:font-pitch-asian="variable"/>
    </style:style>
    <style:style style:name="ListLabel_20_13" style:display-name="ListLabel 13" style:family="text">
      <style:text-properties style:font-name-asian="Andale Sans UI" style:font-family-asian="'Andale Sans UI'" style:font-family-generic-asian="system" style:font-pitch-asian="variable"/>
    </style:style>
    <style:style style:name="ListLabel_20_12" style:display-name="ListLabel 12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11" style:display-name="ListLabel 11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10" style:display-name="ListLabel 10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9" style:display-name="ListLabel 9" style:family="text">
      <style:text-properties style:font-name-asian="Albany1" style:font-family-asian="Albany" style:font-family-generic-asian="system" style:font-pitch-asian="variable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style:font-name-asian="Times" style:font-family-asian="Times" style:font-family-generic-asian="system" style:font-pitch-asian="variable"/>
    </style:style>
    <style:style style:name="ListLabel_20_6" style:display-name="ListLabel 6" style:family="text">
      <style:text-properties style:font-name-asian="Andale Sans UI" style:font-family-asian="'Andale Sans UI'" style:font-family-generic-asian="system" style:font-pitch-asian="variable"/>
    </style:style>
    <style:style style:name="ListLabel_20_5" style:display-name="ListLabel 5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4" style:display-name="ListLabel 4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3" style:display-name="ListLabel 3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2" style:display-name="ListLabel 2" style:family="text">
      <style:text-properties style:font-name-asian="Albany1" style:font-family-asian="Albany" style:font-family-generic-asian="system" style:font-pitch-asian="variable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Texto_20_de_20_cuerpo_20_Car" style:display-name="Texto de cuerpo Car" style:family="text">
      <style:text-properties style:font-name="Times New Roman" fo:font-family="'Times New Roman'" style:font-family-generic="roman" style:font-pitch="variable" fo:font-size="12pt" fo:language="es" fo:country="ES" style:letter-kerning="true" style:font-name-asian="Mangal" style:font-family-asian="Mangal" style:font-family-generic-asian="system" style:font-pitch-asian="variable" style:font-size-asian="12pt" style:language-asian="hi" style:country-asian="IN"/>
    </style:style>
    <style:style style:name="Título_20_7_20_Car" style:display-name="Título 7 Car" style:family="text">
      <style:text-properties fo:color="#404040" style:font-name="Calibri2" fo:font-family="Calibri" style:font-family-generic="roman" style:font-pitch="variable" fo:font-size="14pt" fo:language="es" fo:country="ES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/>
    </style:style>
    <style:style style:name="WW8Num1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2z1" style:family="text">
      <style:text-properties fo:font-size="12pt" style:font-size-asian="12pt"/>
    </style:style>
    <style:style style:name="WW8Num12z0" style:family="text">
      <style:text-properties fo:color="#0070c0" style:font-name="Arial1" fo:font-family="Arial" style:font-family-generic="roman" style:font-pitch="variable" fo:font-size="9pt" style:font-name-asian="Arial2" style:font-family-asian="Arial" style:font-family-generic-asian="system" style:font-pitch-asian="variable" style:font-size-asian="9pt"/>
    </style:style>
    <style:style style:name="WW8Num11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0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z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1" style:family="text"/>
    <style:style style:name="WW-Absatz-Standardschriftart11111111111111111111111" style:family="text"/>
    <style:style style:name="Fuente_20_de_20_párrafo_20_predeter.2" style:display-name="Fuente de párrafo predeter.2" style:family="text"/>
    <style:style style:name="WW-Absatz-Standardschriftart1111111111111111111111" style:family="text"/>
    <style:style style:name="Fuente_20_de_20_párrafo_20_predeter.3" style:display-name="Fuente de párrafo predeter.3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WW-Absatz-Standardschriftart111111111111111" style:family="text"/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90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83.7cm" fo:page-height="21.001cm" style:num-format="1" style:print-orientation="landscape" fo:margin-top="1.499cm" fo:margin-bottom="0.499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107.3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119.0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125.7cm" style:num-format="1" style:print-orientation="portrait" fo:margin-top="1.499cm" fo:margin-bottom="0.7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90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tab/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12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0</text:page-number></text:p>
      </style:footer>
    </style:master-page>
    <style:master-page style:name="_32_" style:display-name="2" style:page-layout-name="Mpm3">
      <style:footer>
        <text:p text:style-name="MP1"><text:page-number text:select-page="current">0</text:page-number></text:p>
      </style:footer>
    </style:master-page>
    <style:master-page style:name="_33_" style:display-name="3" style:page-layout-name="Mpm4">
      <style:footer>
        <text:p text:style-name="MP1"><text:page-number text:select-page="current">0</text:page-number></text:p>
      </style:footer>
    </style:master-page>
    <style:master-page style:name="_34_" style:display-name="4" style:page-layout-name="Mpm5">
      <style:footer>
        <text:p text:style-name="MP1"><text:page-number text:select-page="current">0</text:page-number></text:p>
      </style:footer>
    </style:master-page>
    <style:master-page style:name="_35_" style:display-name="5" style:page-layout-name="Mpm6">
      <style:footer>
        <text:p text:style-name="MP1"><text:page-number text:select-page="current">0</text:page-number></text:p>
      </style:footer>
    </style:master-page>
    <style:master-page style:name="_36_" style:display-name="6" style:page-layout-name="Mpm7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8" style:next-style-name="Standard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tor</meta:initial-creator>
    <meta:creation-date>2014-09-24T18:48:00</meta:creation-date>
    <dc:date>2016-08-01T04:00:16.684343016</dc:date>
    <meta:editing-cycles>208</meta:editing-cycles>
    <meta:editing-duration>P1DT12H25M18S</meta:editing-duration>
    <meta:generator>LibreOffice/4.2.8.2$Linux_X86_64 LibreOffice_project/420m0$Build-2</meta:generator>
    <meta:document-statistic meta:table-count="1" meta:image-count="0" meta:object-count="0" meta:page-count="12" meta:paragraph-count="345" meta:word-count="4069" meta:character-count="28277" meta:non-whitespace-character-count="24496"/>
  </office:meta>
</office:document-meta>
</file>